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52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2.492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ta1" style:family="table" style:master-page-name="PageStyle_5f_personName1_20_newStyle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9cc00"/>
    </style:style>
    <style:style style:name="T1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66cc"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Entiti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GEOTYPE</text:p>
          </table:table-cell>
          <table:table-cell table:style-name="ce1" office:value-type="string">
            <text:p>VARIANTS</text:p>
          </table:table-cell>
          <table:table-cell table:style-name="ce1" office:value-type="string">
            <text:p>FILES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Acosta, Cristophor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Cristophorus Acosta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Acosta, Emanuel</text:p>
          </table:table-cell>
          <table:table-cell office:value-type="string">
            <text:p>persName</text:p>
          </table:table-cell>
          <table:table-cell office:value-type="string">
            <text:p>http://www.viaf.org/100296856</text:p>
          </table:table-cell>
          <table:table-cell/>
          <table:table-cell office:value-type="string">
            <text:p>Emanuel Acosta</text:p>
          </table:table-cell>
          <table:table-cell table:number-columns-repeated="1019"/>
        </table:table-row>
        <table:table-row table:style-name="ro3">
          <table:table-cell office:value-type="string">
            <text:p>Acosta, Thomas <text:span text:style-name="T1">de</text:span><text:span text:style-name="T2"> S.J.</text:span>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Thomas de Acost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damus 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damus|Adamo</text:p>
          </table:table-cell>
          <table:table-cell table:number-columns-repeated="1019"/>
        </table:table-row>
        <table:table-row table:style-name="ro1">
          <table:table-cell office:value-type="string">
            <text:p>Agnes, Ioseph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Joseph Agn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lbertus, Petrus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Fr. Petrus Albertus|fr. Petrus Albertu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lexander VII</text:p>
          </table:table-cell>
          <table:table-cell table:style-name="ce4" office:value-type="string">
            <text:p>persName</text:p>
          </table:table-cell>
          <table:table-cell table:style-name="ce4" office:value-type="string">
            <text:p>http://www.viaf.org/89775498</text:p>
          </table:table-cell>
          <table:table-cell/>
          <table:table-cell table:style-name="ce3" office:value-type="string">
            <text:p>Alexander VI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lexius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Fr. Alexiu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lfonsus de Lucen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lfonssus de Lucena|Alfonsus de Lucena</text:p>
          </table:table-cell>
          <table:table-cell table:style-name="ce4" table:number-columns-repeated="1019"/>
        </table:table-row>
        <table:table-row table:style-name="ro1">
          <table:table-cell table:style-name="Default" office:value-type="string">
            <text:p>Aloysius Piñeri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loysius Piñerius|Aloysius Pinheriu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loysius Saxo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loysius Saxo|Aloysius Saxo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>
            <text:p>Alvares, Antonius</text:p>
          </table:table-cell>
          <table:table-cell table:style-name="ce4" office:value-type="string">
            <text:p>persName</text:p>
          </table:table-cell>
          <table:table-cell table:style-name="ce4" office:value-type="string">
            <text:p>http://www.viaf.org/98621564</text:p>
          </table:table-cell>
          <table:table-cell/>
          <table:table-cell table:style-name="ce3" office:value-type="string">
            <text:p>Antonius Álvarez|Antonius Alvares|Antonius Alvarez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>
            <text:p>Amacusa, Andrés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Andrés Amacusa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>
            <text:p>Amacusa, Paulus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4" office:value-type="string">
            <text:p>Amacusa Paulu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mbrosius de Abreu <text:s/>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mbrosius de Abreu|Ambrosius de Abreu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>
            <text:p>Ambrosius Ferdinandus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4" office:value-type="string">
            <text:p>Ambrosius Ferdinandus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>
            <text:p>Andreas de Perusio O.F.M.</text:p>
          </table:table-cell>
          <table:table-cell table:style-name="ce4" office:value-type="string">
            <text:p>persName</text:p>
          </table:table-cell>
          <table:table-cell table:style-name="ce4" office:value-type="string">
            <text:p>http://viaf.org/viaf/316437458</text:p>
          </table:table-cell>
          <table:table-cell/>
          <table:table-cell table:style-name="ce3" office:value-type="string">
            <text:p>Andreas de Perusio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ndreas Lubell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dreas Lubellus|Andreas Lubellus|Andrea Lubelli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>
            <text:p>Andreas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Fr. Andreas</text:p>
          </table:table-cell>
          <table:table-cell table:style-name="ce4" table:number-columns-repeated="1019"/>
        </table:table-row>
        <table:table-row table:style-name="ro4">
          <table:table-cell table:style-name="ce5" office:value-type="string">
            <text:p>Andreuccius de Assisio<text:span text:style-name="T3"> O.F.M.</text:span>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Andreuccio de Assisio|Andrutius de Asisio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>
            <text:p>Antoninus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Antoninu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ntoninus Praenestin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nus Praenestinu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ntonius Barbos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Barbosa|Antonius Barbosa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ntonius Cardin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Cardinius|Antonius Cardiniu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ntonius Constantin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ntonius Constantinu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Antonius de Font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de Fontes|Antonius de Fontes</text:p>
          </table:table-cell>
          <table:table-cell table:style-name="ce4" table:number-columns-repeated="1019"/>
        </table:table-row>
        <table:table-row table:style-name="ro1">
          <table:table-cell table:style-name="Default" office:value-type="string">
            <text:p>Antonius de Port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de Porto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>
            <text:p>Antonius de Sancta Maria</text:p>
          </table:table-cell>
          <table:table-cell table:style-name="ce4" office:value-type="string">
            <text:p>persName</text:p>
          </table:table-cell>
          <table:table-cell table:style-name="ce4" office:value-type="string">
            <text:p>http://www.viaf.org/31140267</text:p>
          </table:table-cell>
          <table:table-cell/>
          <table:table-cell table:style-name="ce3" office:value-type="string">
            <text:p>Antonio de S. Maria|Antonii a S. Maria|Antonius de S. Maria|Antonius a S. Maria|Antonius de Sancta Maria|Antonio de S. Maria|Antonio a S. Maria|Antonius de sancta Maria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>
            <text:p>Antonius Ferdinandus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Fr. Antonius Ferdinandus|fr. Antonius Ferdinandu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tonius Franciscanus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Antonium Franciscanum</text:p>
          </table:table-cell>
          <table:table-cell table:number-columns-repeated="1019"/>
        </table:table-row>
        <table:table-row table:style-name="ro3">
          <table:table-cell office:value-type="string">
            <text:p>Antonius Franciscus <text:span text:style-name="T1">de</text:span><text:span text:style-name="T2"> Critana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Franciscus [de Critana]|Antonius Franciscus de Critan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tonius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Fr. Antonius|fr. Antonius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quaviva, Claudius</text:p>
          </table:table-cell>
          <table:table-cell table:style-name="ce4" office:value-type="string">
            <text:p>persName</text:p>
          </table:table-cell>
          <table:table-cell table:style-name="ce4" office:value-type="string">
            <text:p>http://www.viaf.org/233555495</text:p>
          </table:table-cell>
          <table:table-cell/>
          <table:table-cell table:style-name="ce3" office:value-type="string">
            <text:p>Aquaviva|Claudio Aquaviva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noldus de Colonia O.F.M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3" office:value-type="string">
            <text:p>Arnoldus de Colonia|Arnoldus Alamannus</text:p>
          </table:table-cell>
          <table:table-cell table:number-columns-repeated="1019"/>
        </table:table-row>
        <table:table-row table:style-name="ro1">
          <table:table-cell office:value-type="string">
            <text:p>Aryes Sanch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ryes Sanches</text:p>
          </table:table-cell>
          <table:table-cell table:number-columns-repeated="1019"/>
        </table:table-row>
        <table:table-row table:style-name="ro1">
          <table:table-cell office:value-type="string">
            <text:p>Augustinus de Paschalis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ugustino de S. Pascual|Augustini a S. Paschali|Agostino de S. Pasqual|Augustini de S. Pasqual|Augustinus de S. Pasqual O.F.M.|Augustinus a S. Paschali|Augustinus de S. Pasquali Minorita|Augustinus de S. Paschali|Augustinum a S. Pasquali|Augustinus a S. Paschali Paschali|Paschali|Augustinum de S. Pasqual|Augustinus de Paschalis|Augustinus de Paschalis</text:p>
          </table:table-cell>
          <table:table-cell table:number-columns-repeated="1019"/>
        </table:table-row>
        <table:table-row table:style-name="ro1">
          <table:table-cell office:value-type="string">
            <text:p>Baltazar López de Villa Visoz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altazar López de Villa Visoza|Baltazar Lopez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althasar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althasar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althasar Gag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lthasar Gago|Balthasar Gago</text:p>
          </table:table-cell>
          <table:table-cell table:number-columns-repeated="1019"/>
        </table:table-row>
        <table:table-row table:style-name="ro2">
          <table:table-cell office:value-type="string">
            <text:p>Balthassar Caldeir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lthassar Caldeira|Balthassar Caldeira|Balthasar Caldeyra|Balthasar Caldeyra</text:p>
          </table:table-cell>
          <table:table-cell table:number-columns-repeated="1019"/>
        </table:table-row>
        <table:table-row table:style-name="ro1">
          <table:table-cell office:value-type="string">
            <text:p>Balthassar Citadell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lthassar Citadellius|Balthassar Citadellius|Balthasar Cittadelli|Balthasar Cittadelli</text:p>
          </table:table-cell>
          <table:table-cell table:number-columns-repeated="1019"/>
        </table:table-row>
        <table:table-row table:style-name="ro1">
          <table:table-cell office:value-type="string">
            <text:p>Barnabas de Oliveir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arnabas de Oliveira</text:p>
          </table:table-cell>
          <table:table-cell table:number-columns-repeated="1019"/>
        </table:table-row>
        <table:table-row table:style-name="ro1">
          <table:table-cell office:value-type="string">
            <text:p>Barretus, Franciscus</text:p>
          </table:table-cell>
          <table:table-cell office:value-type="string">
            <text:p>persNam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Barros, Ambrosius <text:span text:style-name="T1">de</text:span><text:span text:style-name="T2"> S.J.</text:span>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4" office:value-type="string">
            <text:p>Ambrosius de Barro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artholameus Redond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rtholameus Redondo</text:p>
          </table:table-cell>
          <table:table-cell table:number-columns-repeated="1019"/>
        </table:table-row>
        <table:table-row table:style-name="ro1">
          <table:table-cell office:value-type="string">
            <text:p>Bartholomeus Reoxey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rtholomeus Reoxey|Bartholomeus Reoxey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artoli, Danielis</text:p>
          </table:table-cell>
          <table:table-cell office:value-type="string">
            <text:p>persName</text:p>
          </table:table-cell>
          <table:table-cell office:value-type="string">
            <text:p>http://www.viaf.org/64074445</text:p>
          </table:table-cell>
          <table:table-cell/>
          <table:table-cell table:style-name="ce2" office:value-type="string">
            <text:p>Danielis Bartoli</text:p>
          </table:table-cell>
          <table:table-cell table:number-columns-repeated="1019"/>
        </table:table-row>
        <table:table-row table:style-name="ro1">
          <table:table-cell office:value-type="string">
            <text:p>Basili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asilium</text:p>
          </table:table-cell>
          <table:table-cell table:number-columns-repeated="1019"/>
        </table:table-row>
        <table:table-row table:style-name="ro5">
          <table:table-cell office:value-type="string">
            <text:p>Basilius a Glemona</text:p>
          </table:table-cell>
          <table:table-cell office:value-type="string">
            <text:p>persName</text:p>
          </table:table-cell>
          <table:table-cell office:value-type="string">
            <text:p>http://www.viaf.org/61957240</text:p>
          </table:table-cell>
          <table:table-cell/>
          <table:table-cell table:style-name="ce2" office:value-type="string">
            <text:p>Basilius a Glemon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encom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encomus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Benedictus XIV</text:p>
          </table:table-cell>
          <table:table-cell office:value-type="string">
            <text:p>persName</text:p>
          </table:table-cell>
          <table:table-cell office:value-type="string">
            <text:p>http://www.viaf.org/76327169</text:p>
          </table:table-cell>
          <table:table-cell/>
          <table:table-cell office:value-type="string">
            <text:p>Emmanuele d’Azevedo</text:p>
          </table:table-cell>
          <table:table-cell table:number-columns-repeated="1019"/>
        </table:table-row>
        <table:table-row table:style-name="ro1">
          <table:table-cell office:value-type="string">
            <text:p>Benedictus de Mato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enedictus de Mattos|Benedictus de Mattos|Benedictus de Mato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Benedictus Polonus O.F.M.</text:p>
          </table:table-cell>
          <table:table-cell office:value-type="string">
            <text:p>persName</text:p>
          </table:table-cell>
          <table:table-cell table:style-name="ce9" office:value-type="string">
            <text:p><text:a xlink:href="https://viaf.org/">https://viaf.org/161819465/</text:a></text:p>
          </table:table-cell>
          <table:table-cell/>
          <table:table-cell office:value-type="string">
            <text:p>Benedictus Polonus O.F.M.|Benedictus Polonus|Benedictus</text:p>
          </table:table-cell>
          <table:table-cell table:number-columns-repeated="1019"/>
        </table:table-row>
        <table:table-row table:style-name="ro1">
          <table:table-cell office:value-type="string">
            <text:p>Bernardus ab Incarnatione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ernardus ab Incarnatione|Bernardum de la Encarnacion|Bernardus ab Incarnatione O.F.M.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izarus, Petrus </text:p>
          </table:table-cell>
          <table:table-cell office:value-type="string">
            <text:p>persName</text:p>
          </table:table-cell>
          <table:table-cell office:value-type="string">
            <text:p>http://www.viaf.org/75145542386296641535</text:p>
          </table:table-cell>
          <table:table-cell/>
          <table:table-cell table:style-name="ce2" office:value-type="string">
            <text:p>Petrus Bizarus|Bizarus</text:p>
          </table:table-cell>
          <table:table-cell table:number-columns-repeated="1019"/>
        </table:table-row>
        <table:table-row table:style-name="ro1">
          <table:table-cell office:value-type="string">
            <text:p>Blasius Garcia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ias Garzia|Blas Garzia|Blasio Garzia|Blasio Garcia</text:p>
          </table:table-cell>
          <table:table-cell table:number-columns-repeated="1019"/>
        </table:table-row>
        <table:table-row table:style-name="ro1">
          <table:table-cell office:value-type="string">
            <text:p>Bonellus, Iohannes Baptista <text:s/>S.J.</text:p>
          </table:table-cell>
          <table:table-cell office:value-type="string">
            <text:p>persName</text:p>
          </table:table-cell>
          <table:table-cell office:value-type="string">
            <text:p>http://www.viaf.org/32241613</text:p>
          </table:table-cell>
          <table:table-cell/>
          <table:table-cell office:value-type="string">
            <text:p>Joannes Baptista Bonellus|Joannes Baptista Bonellus</text:p>
          </table:table-cell>
          <table:table-cell table:number-columns-repeated="1019"/>
        </table:table-row>
        <table:table-row table:style-name="ro1">
          <table:table-cell office:value-type="string">
            <text:p>Borges, Onufr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Onufrius Borges|Onufrius Borges</text:p>
          </table:table-cell>
          <table:table-cell table:number-columns-repeated="1019"/>
        </table:table-row>
        <table:table-row table:style-name="ro1">
          <table:table-cell office:value-type="string">
            <text:p>Borralho, Emanu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manuel Borralho|Emanoel Borralh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oym, Michael</text:p>
          </table:table-cell>
          <table:table-cell office:value-type="string">
            <text:p>persName</text:p>
          </table:table-cell>
          <table:table-cell office:value-type="string">
            <text:p>http://www.viaf.org/77044131</text:p>
          </table:table-cell>
          <table:table-cell/>
          <table:table-cell table:style-name="ce2" office:value-type="string">
            <text:p>Michael Byom|Byom|Michaelis Byom|Michael Boym</text:p>
          </table:table-cell>
          <table:table-cell table:number-columns-repeated="1019"/>
        </table:table-row>
        <table:table-row table:style-name="ro1">
          <table:table-cell office:value-type="string">
            <text:p>Brancato, Francisc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m Brancato|Brancato|Franciscus Brancati|Brancati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randius, Adam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damus Brandius</text:p>
          </table:table-cell>
          <table:table-cell table:number-columns-repeated="1019"/>
        </table:table-row>
        <table:table-row table:style-name="ro1">
          <table:table-cell office:value-type="string">
            <text:p>Brando, Iohannes Baptist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Baptista Brando|Joannes Baptista Brando</text:p>
          </table:table-cell>
          <table:table-cell table:number-columns-repeated="1019"/>
        </table:table-row>
        <table:table-row table:style-name="ro1">
          <table:table-cell office:value-type="string">
            <text:p>Cardim, Antonius Franciscus S.J.</text:p>
          </table:table-cell>
          <table:table-cell office:value-type="string">
            <text:p>persName</text:p>
          </table:table-cell>
          <table:table-cell office:value-type="string">
            <text:p>http://www.viaf.org/25034699</text:p>
          </table:table-cell>
          <table:table-cell/>
          <table:table-cell office:value-type="string">
            <text:p>Antonius Franciscus Cardim|Antonio Cardim|Antonio Cardim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Carolus da Roch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Carolo da Rocha</text:p>
          </table:table-cell>
          <table:table-cell table:number-columns-repeated="1019"/>
        </table:table-row>
        <table:table-row table:style-name="ro1">
          <table:table-cell office:value-type="string">
            <text:p>Carvalhal,Iorg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rgius Carvalhal</text:p>
          </table:table-cell>
          <table:table-cell table:number-columns-repeated="1019"/>
        </table:table-row>
        <table:table-row table:style-name="ro1">
          <table:table-cell office:value-type="string">
            <text:p>Carvalho, Francis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Carvalho</text:p>
          </table:table-cell>
          <table:table-cell table:number-columns-repeated="1019"/>
        </table:table-row>
        <table:table-row table:style-name="ro1">
          <table:table-cell office:value-type="string">
            <text:p>Carvalho, Caspar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spar Carvalh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arvalho, Valentinus </text:p>
          </table:table-cell>
          <table:table-cell office:value-type="string">
            <text:p>persName</text:p>
          </table:table-cell>
          <table:table-cell office:value-type="string">
            <text:p>http://www.viaf.org/35396083</text:p>
          </table:table-cell>
          <table:table-cell/>
          <table:table-cell table:style-name="ce2" office:value-type="string">
            <text:p>Valentinus Carvalho</text:p>
          </table:table-cell>
          <table:table-cell table:number-columns-repeated="1019"/>
        </table:table-row>
        <table:table-row table:style-name="ro1">
          <table:table-cell office:value-type="string">
            <text:p>Carvallius, Domini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ominicus Carvallius|Dominicus Carvallius</text:p>
          </table:table-cell>
          <table:table-cell table:number-columns-repeated="1019"/>
        </table:table-row>
        <table:table-row table:style-name="ro1">
          <table:table-cell office:value-type="string">
            <text:p>Carvallius, Rapha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Raphael Carvallius|Raphael Carvalli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astner, Casparus</text:p>
          </table:table-cell>
          <table:table-cell office:value-type="string">
            <text:p>persName</text:p>
          </table:table-cell>
          <table:table-cell office:value-type="string">
            <text:p>http://www.viaf.org/28161598</text:p>
          </table:table-cell>
          <table:table-cell/>
          <table:table-cell office:value-type="string">
            <text:p>Kaspar Castner</text:p>
          </table:table-cell>
          <table:table-cell table:number-columns-repeated="1019"/>
        </table:table-row>
        <table:table-row table:style-name="ro1">
          <table:table-cell office:value-type="string">
            <text:p>Castro, Iohannes de S.J.</text:p>
          </table:table-cell>
          <table:table-cell office:value-type="string">
            <text:p>persName</text:p>
          </table:table-cell>
          <table:table-cell office:value-type="string">
            <text:p>http://www.viaf.org/69120905</text:p>
          </table:table-cell>
          <table:table-cell/>
          <table:table-cell office:value-type="string">
            <text:p>Joannes de Castr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atalina de Austria</text:p>
          </table:table-cell>
          <table:table-cell office:value-type="string">
            <text:p>persName</text:p>
          </table:table-cell>
          <table:table-cell office:value-type="string">
            <text:p>http://www.viaf.org/32801096</text:p>
          </table:table-cell>
          <table:table-cell/>
          <table:table-cell table:style-name="ce2" office:value-type="string">
            <text:p>Catalina de Austria</text:p>
          </table:table-cell>
          <table:table-cell table:number-columns-repeated="1019"/>
        </table:table-row>
        <table:table-row table:style-name="ro3">
          <table:table-cell office:value-type="string">
            <text:p>Céspedes, Gregorius <text:span text:style-name="T1">de</text:span><text:span text:style-name="T2"> S.J.</text:span></text:p>
          </table:table-cell>
          <table:table-cell office:value-type="string">
            <text:p>persName</text:p>
          </table:table-cell>
          <table:table-cell office:value-type="string">
            <text:p>http://www.viaf.org/231656858</text:p>
          </table:table-cell>
          <table:table-cell/>
          <table:table-cell office:value-type="string">
            <text:p>Gregorius de Céspedes</text:p>
          </table:table-cell>
          <table:table-cell table:number-columns-repeated="1019"/>
        </table:table-row>
        <table:table-row table:style-name="ro1">
          <table:table-cell office:value-type="string">
            <text:p>Christophorus de Leo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Christophorus de Leon</text:p>
          </table:table-cell>
          <table:table-cell table:number-columns-repeated="1019"/>
        </table:table-row>
        <table:table-row table:style-name="ro1">
          <table:table-cell office:value-type="string">
            <text:p>Clemens IX</text:p>
          </table:table-cell>
          <table:table-cell office:value-type="string">
            <text:p>persName</text:p>
          </table:table-cell>
          <table:table-cell office:value-type="string">
            <text:p>http://www.viaf.org/221148389131610710312</text:p>
          </table:table-cell>
          <table:table-cell/>
          <table:table-cell office:value-type="string">
            <text:p>Clemente Papa IX|Clemens IX, Papa</text:p>
          </table:table-cell>
          <table:table-cell table:number-columns-repeated="1019"/>
        </table:table-row>
        <table:table-row table:style-name="ro3">
          <table:table-cell office:value-type="string">
            <text:p>Clemens V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s://viaf.org/84532574">https://viaf.org/84532574</text:a></text:span></text:p>
          </table:table-cell>
          <table:table-cell/>
          <table:table-cell office:value-type="string">
            <text:p>Papam Clementem|Clemente V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leyer, Andreas</text:p>
          </table:table-cell>
          <table:table-cell office:value-type="string">
            <text:p>persName</text:p>
          </table:table-cell>
          <table:table-cell office:value-type="string">
            <text:p>http://www.viaf.org/52490540</text:p>
          </table:table-cell>
          <table:table-cell/>
          <table:table-cell table:style-name="ce2" office:value-type="string">
            <text:p>Andreas Cleyer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obo, Iohanne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Cobo</text:p>
          </table:table-cell>
          <table:table-cell table:number-columns-repeated="1019"/>
        </table:table-row>
        <table:table-row table:style-name="ro1">
          <table:table-cell office:value-type="string">
            <text:p>Coelho, Martin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rtinus Coelho|Martinus Coelho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Coelius Casparus<text:span text:style-name="T3">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spar Coellius</text:p>
          </table:table-cell>
          <table:table-cell table:number-columns-repeated="1019"/>
        </table:table-row>
        <table:table-row table:style-name="ro1">
          <table:table-cell office:value-type="string">
            <text:p>Coellius, Petr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Coellius</text:p>
          </table:table-cell>
          <table:table-cell table:number-columns-repeated="1019"/>
        </table:table-row>
        <table:table-row table:style-name="ro1">
          <table:table-cell office:value-type="string">
            <text:p>Colaso, Micha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ichael Colas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olladus, Didacus O.P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Diego Collado|Collad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onfucius</text:p>
          </table:table-cell>
          <table:table-cell office:value-type="string">
            <text:p>persName</text:p>
          </table:table-cell>
          <table:table-cell office:value-type="string">
            <text:p>http://www.viaf.org/89664672</text:p>
          </table:table-cell>
          <table:table-cell/>
          <table:table-cell office:value-type="string">
            <text:p>Confucio|Confucium|Confucius|Confuciu|Confuci|Confucii</text:p>
          </table:table-cell>
          <table:table-cell table:number-columns-repeated="1019"/>
        </table:table-row>
        <table:table-row table:style-name="ro1">
          <table:table-cell office:value-type="string">
            <text:p>Conradus, dux Polonorum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Conrado duce Polonorum</text:p>
          </table:table-cell>
          <table:table-cell table:number-columns-repeated="1019"/>
        </table:table-row>
        <table:table-row table:style-name="ro1">
          <table:table-cell office:value-type="string">
            <text:p>Correa, Balthazar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lthazar Correa</text:p>
          </table:table-cell>
          <table:table-cell table:number-columns-repeated="1019"/>
        </table:table-row>
        <table:table-row table:style-name="ro1">
          <table:table-cell office:value-type="string">
            <text:p>Correa, Domini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ominicus Correa|Dominicus Correa</text:p>
          </table:table-cell>
          <table:table-cell table:number-columns-repeated="1019"/>
        </table:table-row>
        <table:table-row table:style-name="ro1">
          <table:table-cell office:value-type="string">
            <text:p>Correa, Hieronim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Hieronimus Correa</text:p>
          </table:table-cell>
          <table:table-cell table:number-columns-repeated="1019"/>
        </table:table-row>
        <table:table-row table:style-name="ro1">
          <table:table-cell office:value-type="string">
            <text:p>Correa, Iohanne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Joannes Correa</text:p>
          </table:table-cell>
          <table:table-cell table:number-columns-repeated="1019"/>
        </table:table-row>
        <table:table-row table:style-name="ro1">
          <table:table-cell office:value-type="string">
            <text:p>Correa, Luca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Lucas Correa|Lucas Correa</text:p>
          </table:table-cell>
          <table:table-cell table:number-columns-repeated="1019"/>
        </table:table-row>
        <table:table-row table:style-name="ro1">
          <table:table-cell office:value-type="string">
            <text:p>Cosmus Iohane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Cosmus Iannes|Cosmum Iannem </text:p>
          </table:table-cell>
          <table:table-cell table:number-columns-repeated="1019"/>
        </table:table-row>
        <table:table-row table:style-name="ro3">
          <table:table-cell office:value-type="string">
            <text:p>Costa, Bartholomeus <text:span text:style-name="T1">da</text:span><text:span text:style-name="T2">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rtholomeus da Costa|Bartholomeus da Costa|Bartolomeus da Costa|Bartolomeus da Costa|Bartolomeus da Costa</text:p>
          </table:table-cell>
          <table:table-cell table:number-columns-repeated="1019"/>
        </table:table-row>
        <table:table-row table:style-name="ro3">
          <table:table-cell office:value-type="string">
            <text:p>Costa, Ignatius <text:span text:style-name="T1">da </text:span>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gnatius da Costa|Iniatius da Costa|Ignatius de Costa</text:p>
          </table:table-cell>
          <table:table-cell table:number-columns-repeated="1019"/>
        </table:table-row>
        <table:table-row table:style-name="ro1">
          <table:table-cell office:value-type="string">
            <text:p>Cottinius, Dida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idacus Cottinius|Didacus Cottinius</text:p>
          </table:table-cell>
          <table:table-cell table:number-columns-repeated="1019"/>
        </table:table-row>
        <table:table-row table:style-name="ro1">
          <table:table-cell office:value-type="string">
            <text:p>Crassus, Iohannes Petrus <text:s/>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Petrus Crass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riminalis, Antoni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Criminalis|Antonio Criminali|Antonius Criminalis|Antonius Chriminali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Cuiuch-Chan</text:p>
          </table:table-cell>
          <table:table-cell office:value-type="string">
            <text:p>persName</text:p>
          </table:table-cell>
          <table:table-cell table:style-name="ce9" office:value-type="string">
            <text:p><text:a xlink:href="https://viaf.org/">https://viaf.org/14095295</text:a></text:p>
          </table:table-cell>
          <table:table-cell/>
          <table:table-cell table:style-name="ce2" office:value-type="string">
            <text:p>Kuyuk, magnus Chanus|Cuy[u]cchan|Cuiuch-Chan|Cuiu[c]kan Imperatori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Cyngis-Chan</text:p>
          </table:table-cell>
          <table:table-cell office:value-type="string">
            <text:p>persName</text:p>
          </table:table-cell>
          <table:table-cell table:style-name="ce9" office:value-type="string">
            <text:p><text:a xlink:href="https://viaf.org/">https://viaf.org/100172770/</text:a></text:p>
          </table:table-cell>
          <table:table-cell/>
          <table:table-cell table:style-name="ce2" office:value-type="string">
            <text:p>Chingis, magnus Chanus|Cyngis-Chan|Chingis|Gengis Khan|Cyngis-Chan</text:p>
          </table:table-cell>
          <table:table-cell table:number-columns-repeated="1019"/>
        </table:table-row>
        <table:table-row table:style-name="ro3">
          <table:table-cell office:value-type="string">
            <text:p>Loyola, Ignatius de S.J.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://viaf.org/88881025">http://viaf.org/88881025</text:a></text:span></text:p>
          </table:table-cell>
          <table:table-cell/>
          <table:table-cell office:value-type="string">
            <text:p>Ignatius de Loyola|Ignatii de Loyola|Ignatio|Ignacio de Loyola|Hignatio de Loiol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olanco, Iohannes Alfonsus de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hannes de Polanco|Iohannes de Polanco|Juan de Polanco|Juan de Polanco</text:p>
          </table:table-cell>
          <table:table-cell table:number-columns-repeated="1019"/>
        </table:table-row>
        <table:table-row table:style-name="ro1">
          <table:table-cell office:value-type="string">
            <text:p>Dias, Emmanuel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Emmanuelis Dias|Emmanuele Dias|Emmanuel Dias|Emanuel Dia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Diaz de Neyra, Dominicus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://viaf.org/10157340491109920966">http://viaf.org/10157340491109920966</text:a></text:span></text:p>
          </table:table-cell>
          <table:table-cell/>
          <table:table-cell office:value-type="string">
            <text:p>Dominicus Díaz</text:p>
          </table:table-cell>
          <table:table-cell table:number-columns-repeated="1019"/>
        </table:table-row>
        <table:table-row table:style-name="ro1">
          <table:table-cell office:value-type="string">
            <text:p>Díaz, Alvar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lvarus Díaz</text:p>
          </table:table-cell>
          <table:table-cell table:number-columns-repeated="1019"/>
        </table:table-row>
        <table:table-row table:style-name="ro1">
          <table:table-cell office:value-type="string">
            <text:p>Diaz, Manuel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nuel Dias|Manuel Diaz|Manueli Dias|Manuele Dias|Manuele Diaz</text:p>
          </table:table-cell>
          <table:table-cell table:number-columns-repeated="1019"/>
        </table:table-row>
        <table:table-row table:style-name="ro1">
          <table:table-cell office:value-type="string">
            <text:p>Didacus Lusitan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agister Didacus Lusitanus</text:p>
          </table:table-cell>
          <table:table-cell table:number-columns-repeated="1019"/>
        </table:table-row>
        <table:table-row table:style-name="ro1">
          <table:table-cell office:value-type="string">
            <text:p>Dida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GISTRUM Didacum</text:p>
          </table:table-cell>
          <table:table-cell table:number-columns-repeated="1019"/>
        </table:table-row>
        <table:table-row table:style-name="ro1">
          <table:table-cell office:value-type="string">
            <text:p>Dies, Balthasar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lthasar Dies|Balthasar Di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Dominic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ominic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Dominicus Pereyra Lusitan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ominicus Pereyra Lusitanus</text:p>
          </table:table-cell>
          <table:table-cell table:number-columns-repeated="1019"/>
        </table:table-row>
        <table:table-row table:style-name="ro1">
          <table:table-cell office:value-type="string">
            <text:p>Egidius de la Mat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gidius de la Mata</text:p>
          </table:table-cell>
          <table:table-cell table:number-columns-repeated="1019"/>
        </table:table-row>
        <table:table-row table:style-name="ro1">
          <table:table-cell office:value-type="string">
            <text:p>Emanuel de Azevedo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Emanuelis de Azeved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mmanuel Cardos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mmanuel Cardosus|Emmanuel Cardosus</text:p>
          </table:table-cell>
          <table:table-cell table:number-columns-repeated="1019"/>
        </table:table-row>
        <table:table-row table:style-name="ro1">
          <table:table-cell office:value-type="string">
            <text:p>Emmanuel Cortesi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Emmanuel Cortesius</text:p>
          </table:table-cell>
          <table:table-cell table:number-columns-repeated="1019"/>
        </table:table-row>
        <table:table-row table:style-name="ro1">
          <table:table-cell office:value-type="string">
            <text:p>Emmanuel da Sylv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mmanuel da Sylva|Emmanuel da Sylva|Emmanuel da Silva|Emmanuel da Silva</text:p>
          </table:table-cell>
          <table:table-cell table:number-columns-repeated="1019"/>
        </table:table-row>
        <table:table-row table:style-name="ro1">
          <table:table-cell office:value-type="string">
            <text:p>Emmanuel de Mirand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mmanuel de Miranda|Emmanuel de Mirand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mmanuel de Monticulo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mmanuel de Monticulo O.F.M.|Emanuel de Monticulo</text:p>
          </table:table-cell>
          <table:table-cell table:number-columns-repeated="1019"/>
        </table:table-row>
        <table:table-row table:style-name="ro1">
          <table:table-cell office:value-type="string">
            <text:p>Emmanuel Pache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mmanuel Pachecus|Emmanuel Pachecus</text:p>
          </table:table-cell>
          <table:table-cell table:number-columns-repeated="1019"/>
        </table:table-row>
        <table:table-row table:style-name="ro1">
          <table:table-cell office:value-type="string">
            <text:p>Fabian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abiannus|Fr. Fabianus|fr. Fabianus</text:p>
          </table:table-cell>
          <table:table-cell table:number-columns-repeated="1019"/>
        </table:table-row>
        <table:table-row table:style-name="ro1">
          <table:table-cell office:value-type="string">
            <text:p>Fancan Leo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ancan Leo</text:p>
          </table:table-cell>
          <table:table-cell table:number-columns-repeated="1019"/>
        </table:table-row>
        <table:table-row table:style-name="ro1">
          <table:table-cell office:value-type="string">
            <text:p>Felix Morelli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elix Morelli</text:p>
          </table:table-cell>
          <table:table-cell table:number-columns-repeated="1019"/>
        </table:table-row>
        <table:table-row table:style-name="ro1">
          <table:table-cell office:value-type="string">
            <text:p>Fereira, Anton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Fereira|Antonius Fereira|Antonius Ferreyra|Antonius Ferreira</text:p>
          </table:table-cell>
          <table:table-cell table:number-columns-repeated="1019"/>
        </table:table-row>
        <table:table-row table:style-name="ro1">
          <table:table-cell office:value-type="string">
            <text:p>Ferrari, Francisc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m Ferrari|Franciscum Ferrari</text:p>
          </table:table-cell>
          <table:table-cell table:number-columns-repeated="1019"/>
        </table:table-row>
        <table:table-row table:style-name="ro1">
          <table:table-cell office:value-type="string">
            <text:p>Ferreira, Anton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o Ferreira|Antonio Ferreira</text:p>
          </table:table-cell>
          <table:table-cell table:number-columns-repeated="1019"/>
        </table:table-row>
        <table:table-row table:style-name="ro1">
          <table:table-cell office:value-type="string">
            <text:p>Ferreira, Emmanuel S.J.</text:p>
          </table:table-cell>
          <table:table-cell office:value-type="string">
            <text:p>persName</text:p>
          </table:table-cell>
          <table:table-cell office:value-type="string">
            <text:p>http://www.viaf.org/11311063</text:p>
          </table:table-cell>
          <table:table-cell/>
          <table:table-cell office:value-type="string">
            <text:p>Emmanuel Ferreira|Emmanuel Ferreira</text:p>
          </table:table-cell>
          <table:table-cell table:number-columns-repeated="1019"/>
        </table:table-row>
        <table:table-row table:style-name="ro1">
          <table:table-cell office:value-type="string">
            <text:p>Figheredo, Emmanu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Emmanuel Figheredo|Emmanuel Figheredo</text:p>
          </table:table-cell>
          <table:table-cell table:number-columns-repeated="1019"/>
        </table:table-row>
        <table:table-row table:style-name="ro1">
          <table:table-cell office:value-type="string">
            <text:p>Figueira, Francis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Figueira|Franciscus Figueira</text:p>
          </table:table-cell>
          <table:table-cell table:number-columns-repeated="1019"/>
        </table:table-row>
        <table:table-row table:style-name="ro3">
          <table:table-cell office:value-type="string">
            <text:p>Figueredo, Thomas<text:span text:style-name="T1"> de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homas de Figueredo|Thomas de Figueredo|Thomas Figueredo|Thomas Figueredo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Franciscus Petrus a Conceptione<text:span text:style-name="T3"> O.F.M.</text:span>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o a Conceptione Peris O.F.M.|Francisco della Concepcion|Francisco a Conceptione|Franciscus a Conceptione|Francisco de la Conception</text:p>
          </table:table-cell>
          <table:table-cell table:number-columns-repeated="1019"/>
        </table:table-row>
        <table:table-row table:style-name="ro1">
          <table:table-cell office:value-type="string">
            <text:p>Franciscus de Mansilla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s de Mansilla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Franciscus Roderic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m Rodericum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Francisc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s|Francisco</text:p>
          </table:table-cell>
          <table:table-cell table:number-columns-repeated="1019"/>
        </table:table-row>
        <table:table-row table:style-name="ro1">
          <table:table-cell office:value-type="string">
            <text:p>Franciscus Buzomi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o Buzomi|Francisco Buzomi</text:p>
          </table:table-cell>
          <table:table-cell table:number-columns-repeated="1019"/>
        </table:table-row>
        <table:table-row table:style-name="ro1">
          <table:table-cell office:value-type="string">
            <text:p>Franciscus Calderó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Calderón</text:p>
          </table:table-cell>
          <table:table-cell table:number-columns-repeated="1019"/>
        </table:table-row>
        <table:table-row table:style-name="ro1">
          <table:table-cell office:value-type="string">
            <text:p>Franciscus Carreó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Carreón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Franciscus de Alexandria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de Alexandria O.F.M.|Franciscum de Alexandria|Franciscus de Alexandri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Franciscus de Conceptione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de Conceptione</text:p>
          </table:table-cell>
          <table:table-cell table:number-columns-repeated="1019"/>
        </table:table-row>
        <table:table-row table:style-name="ro1">
          <table:table-cell office:value-type="string">
            <text:p>Franciscus de Lagun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de Lagun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Franciscus Episcopus Heliopolitan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Episcopus Heliopolitanus|Franciscus Episcopus Heliopolita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Franciscus Ferdinand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Ferdinand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Franciscus Montefuscol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s Montefusculus|Franciscus Montefuscoli|Montefusculus|Montefuscoli</text:p>
          </table:table-cell>
          <table:table-cell table:number-columns-repeated="1019"/>
        </table:table-row>
        <table:table-row table:style-name="ro1">
          <table:table-cell office:value-type="string">
            <text:p>Franciscus de Palude 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Palude|Franciscum Palude</text:p>
          </table:table-cell>
          <table:table-cell table:number-columns-repeated="1019"/>
        </table:table-row>
        <table:table-row table:style-name="ro1">
          <table:table-cell office:value-type="string">
            <text:p>Franciscus Pass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Passius</text:p>
          </table:table-cell>
          <table:table-cell table:number-columns-repeated="1019"/>
        </table:table-row>
        <table:table-row table:style-name="ro1">
          <table:table-cell office:value-type="string">
            <text:p>Franciscus Píriz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Píriz|Franciscus Píris</text:p>
          </table:table-cell>
          <table:table-cell table:number-columns-repeated="1019"/>
        </table:table-row>
        <table:table-row table:style-name="ro1">
          <table:table-cell office:value-type="string">
            <text:p>Franciscus Rang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Rangel|Franciscus Rangel|Franciscus Rangelis|Franciscus Rangelus</text:p>
          </table:table-cell>
          <table:table-cell table:number-columns-repeated="1019"/>
        </table:table-row>
        <table:table-row table:style-name="ro1">
          <table:table-cell office:value-type="string">
            <text:p>Franciscus Riva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Rivas|Franciscus Rivas</text:p>
          </table:table-cell>
          <table:table-cell table:number-columns-repeated="1019"/>
        </table:table-row>
        <table:table-row table:style-name="ro1">
          <table:table-cell office:value-type="string">
            <text:p>Francisc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agistri Francisci|magistro Francisco|Magister Franciscus</text:p>
          </table:table-cell>
          <table:table-cell table:number-columns-repeated="1019"/>
        </table:table-row>
        <table:table-row table:style-name="ro1">
          <table:table-cell office:value-type="string">
            <text:p>Fróis, Ludovicus <text:s/>S.J.</text:p>
          </table:table-cell>
          <table:table-cell office:value-type="string">
            <text:p>persName</text:p>
          </table:table-cell>
          <table:table-cell office:value-type="string">
            <text:p>http://www.viaf.org/44369221</text:p>
          </table:table-cell>
          <table:table-cell/>
          <table:table-cell office:value-type="string">
            <text:p>Ludovicus Fró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Furtado, Franciscus</text:p>
          </table:table-cell>
          <table:table-cell office:value-type="string">
            <text:p>persName</text:p>
          </table:table-cell>
          <table:table-cell office:value-type="string">
            <text:p>http://www.viaf.org/61295927</text:p>
          </table:table-cell>
          <table:table-cell/>
          <table:table-cell table:style-name="ce2" office:value-type="string">
            <text:p>Franciscus Furtado</text:p>
          </table:table-cell>
          <table:table-cell table:number-columns-repeated="1019"/>
        </table:table-row>
        <table:table-row table:style-name="ro3">
          <table:table-cell office:value-type="string">
            <text:p>García Garcés S.J.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://www.viaf.org/70544515">http://www.viaf.org/70544515</text:a></text:span></text:p>
          </table:table-cell>
          <table:table-cell/>
          <table:table-cell office:value-type="string">
            <text:p>Garcia Garcés|Garcia Garcé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aspar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spar</text:p>
          </table:table-cell>
          <table:table-cell table:number-columns-repeated="1019"/>
        </table:table-row>
        <table:table-row table:style-name="ro1">
          <table:table-cell office:value-type="string">
            <text:p>Gaspar d’Amara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spar d’Amaral|Gaspar d’Amaral|Gaspar do Amaral|Gaspare do Amaral|Gaspar do Amara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aspare Lui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spare Luis|Gaspare Luis</text:p>
          </table:table-cell>
          <table:table-cell table:number-columns-repeated="1019"/>
        </table:table-row>
        <table:table-row table:style-name="ro1">
          <table:table-cell office:value-type="string">
            <text:p>Georgi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Georgius</text:p>
          </table:table-cell>
          <table:table-cell table:number-columns-repeated="1019"/>
        </table:table-row>
        <table:table-row table:style-name="ro1">
          <table:table-cell office:value-type="string">
            <text:p>Gerardinus, Iohann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Gerardi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erardus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erardus O.F.M.|Gerardus Episcopus|Gerardo Episcopo</text:p>
          </table:table-cell>
          <table:table-cell table:number-columns-repeated="1019"/>
        </table:table-row>
        <table:table-row table:style-name="ro1">
          <table:table-cell office:value-type="string">
            <text:p>Giann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Gian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iorgi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iorgius</text:p>
          </table:table-cell>
          <table:table-cell table:number-columns-repeated="1019"/>
        </table:table-row>
        <table:table-row table:style-name="ro1">
          <table:table-cell office:value-type="string">
            <text:p>Gom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omes</text:p>
          </table:table-cell>
          <table:table-cell table:number-columns-repeated="1019"/>
        </table:table-row>
        <table:table-row table:style-name="ro1">
          <table:table-cell office:value-type="string">
            <text:p>Gomes, Antoni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ntonium Gomes|Antonius Gomes</text:p>
          </table:table-cell>
          <table:table-cell table:number-columns-repeated="1019"/>
        </table:table-row>
        <table:table-row table:style-name="ro1">
          <table:table-cell office:value-type="string">
            <text:p>Gomezius, Iohann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Gomezius</text:p>
          </table:table-cell>
          <table:table-cell table:number-columns-repeated="1019"/>
        </table:table-row>
        <table:table-row table:style-name="ro1">
          <table:table-cell office:value-type="string">
            <text:p>Gomezius, Petrus</text:p>
          </table:table-cell>
          <table:table-cell office:value-type="string">
            <text:p>persName</text:p>
          </table:table-cell>
          <table:table-cell office:value-type="string">
            <text:p>http://www.viaf.org/86578122</text:p>
          </table:table-cell>
          <table:table-cell/>
          <table:table-cell office:value-type="string">
            <text:p>Petrus Gomezius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Gomesius, Philippus<text:span text:style-name="T3">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helipus Gomezius</text:p>
          </table:table-cell>
          <table:table-cell table:number-columns-repeated="1019"/>
        </table:table-row>
        <table:table-row table:style-name="ro1">
          <table:table-cell office:value-type="string">
            <text:p>Gonçalus Cochinum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Gonçalus Cochinum</text:p>
          </table:table-cell>
          <table:table-cell table:number-columns-repeated="1019"/>
        </table:table-row>
        <table:table-row table:style-name="ro1">
          <table:table-cell office:value-type="string">
            <text:p>Gonçalves de Câmara, Ludovicus S.J.</text:p>
          </table:table-cell>
          <table:table-cell table:style-name="ce2" office:value-type="string">
            <text:p>persName</text:p>
          </table:table-cell>
          <table:table-cell table:number-columns-repeated="2"/>
          <table:table-cell table:style-name="ce2" office:value-type="string">
            <text:p>Gonçalves de Câmara|Ludovicus Gonçalves de Câmara|Ludovico Gonçalves de Câmara</text:p>
          </table:table-cell>
          <table:table-cell table:number-columns-repeated="1019"/>
        </table:table-row>
        <table:table-row table:style-name="ro1">
          <table:table-cell office:value-type="string">
            <text:p>Gonçalves, Melchior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elchiorem Gonsalvum</text:p>
          </table:table-cell>
          <table:table-cell table:number-columns-repeated="1019"/>
        </table:table-row>
        <table:table-row table:style-name="ro1">
          <table:table-cell office:value-type="string">
            <text:p>Gonçálves, Sebastian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Sebastianus Gonçálvez|Sebastianus Gonçálve</text:p>
          </table:table-cell>
          <table:table-cell table:number-columns-repeated="1019"/>
        </table:table-row>
        <table:table-row table:style-name="ro1">
          <table:table-cell office:value-type="string">
            <text:p>Gondisalus Rebello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ondisalus Rebell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ondisalvus Transtorna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onsalvo Transtorna|Gondisalvus Transtorna O.F.M.</text:p>
          </table:table-cell>
          <table:table-cell table:number-columns-repeated="1019"/>
        </table:table-row>
        <table:table-row table:style-name="ro1">
          <table:table-cell office:value-type="string">
            <text:p>González, Alfons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lfonsus González|Alfonssus González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oveanus Antonius <text:s/></text:p>
          </table:table-cell>
          <table:table-cell office:value-type="string">
            <text:p>persName</text:p>
          </table:table-cell>
          <table:table-cell office:value-type="string">
            <text:p>http://www.viaf.org/54576295</text:p>
          </table:table-cell>
          <table:table-cell/>
          <table:table-cell office:value-type="string">
            <text:p>Antonius Govea</text:p>
          </table:table-cell>
          <table:table-cell table:number-columns-repeated="1019"/>
        </table:table-row>
        <table:table-row table:style-name="ro1">
          <table:table-cell office:value-type="string">
            <text:p>Gregorius de Magalhaen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regorius de Magalhaens|Gregorius de Magalhaens</text:p>
          </table:table-cell>
          <table:table-cell table:number-columns-repeated="1019"/>
        </table:table-row>
        <table:table-row table:style-name="ro1">
          <table:table-cell office:value-type="string">
            <text:p>Gregorius Fluvius Fulv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regorius Fluvius Fulvius|Gregorius Fluvius [Fulvius]</text:p>
          </table:table-cell>
          <table:table-cell table:number-columns-repeated="1019"/>
        </table:table-row>
        <table:table-row table:style-name="ro1">
          <table:table-cell office:value-type="string">
            <text:p>Gregorius XIII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Gregorii XIII|Gregorium Decimum Tertium</text:p>
          </table:table-cell>
          <table:table-cell table:number-columns-repeated="1019"/>
        </table:table-row>
        <table:table-row table:style-name="ro1">
          <table:table-cell office:value-type="string">
            <text:p>Gregorius XIV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regorius Quartus Decimus|Gregorius Quartus Decimus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Guanguan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uanguano|Guanguan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uansum Chia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uansum Chiao|Guansum Chia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uantuchian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uantuchianus|Guantuchia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uglielmus de Mutina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uglielmus de Mutina</text:p>
          </table:table-cell>
          <table:table-cell table:number-columns-repeated="1019"/>
        </table:table-row>
        <table:table-row table:style-name="ro5">
          <table:table-cell table:style-name="Default" office:value-type="string">
            <text:p>Guic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uicus|Guicus</text:p>
          </table:table-cell>
          <table:table-cell table:number-columns-repeated="1019"/>
        </table:table-row>
        <table:table-row table:style-name="ro3">
          <table:table-cell office:value-type="string">
            <text:p>Guignes, Christianus Ludovicus Iosephus <text:span text:style-name="T1">de <text:s/></text:span>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Guigne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Guillelmus de Rubruc O.F.M.</text:p>
          </table:table-cell>
          <table:table-cell office:value-type="string">
            <text:p>persName</text:p>
          </table:table-cell>
          <table:table-cell table:style-name="ce9" office:value-type="string">
            <text:p><text:a xlink:href="https://viaf.org/">https://viaf.org/56621539</text:a></text:p>
          </table:table-cell>
          <table:table-cell/>
          <table:table-cell table:style-name="ce2" office:value-type="string">
            <text:p>Guillelmus de Rubruc</text:p>
          </table:table-cell>
          <table:table-cell table:number-columns-repeated="1019"/>
        </table:table-row>
        <table:table-row table:style-name="ro1">
          <table:table-cell office:value-type="string">
            <text:p>Henríquez, Emmanuel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Emmanuel Henrríquez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Huangan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Huanganus|Huanganus|Huangani|Huangani|Huanganum|Huanganum|Huanganum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Hyde, Thomas</text:p>
          </table:table-cell>
          <table:table-cell office:value-type="string">
            <text:p>persName</text:p>
          </table:table-cell>
          <table:table-cell office:value-type="string">
            <text:p>http://www.viaf.org/37848733</text:p>
          </table:table-cell>
          <table:table-cell/>
          <table:table-cell table:style-name="ce2" office:value-type="string">
            <text:p>Hyde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bañez, Bonaventura, O.F.M. 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onaventura Ibañez|Fr. Bonaventura Ybañes|Bonaventuram Ibañez|Bonaventura Ybañ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gnati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gnatii|Ignatii|[Ignatius]</text:p>
          </table:table-cell>
          <table:table-cell table:number-columns-repeated="1019"/>
        </table:table-row>
        <table:table-row table:style-name="ro1">
          <table:table-cell office:value-type="string">
            <text:p>Innocentius XI</text:p>
          </table:table-cell>
          <table:table-cell office:value-type="string">
            <text:p>persName</text:p>
          </table:table-cell>
          <table:table-cell office:value-type="string">
            <text:p>http://www.viaf.org/305517661</text:p>
          </table:table-cell>
          <table:table-cell/>
          <table:table-cell table:style-name="ce2" office:value-type="string">
            <text:p>Innocentius XI|Innocentio Papa XI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ntorcetta, Prosperus</text:p>
          </table:table-cell>
          <table:table-cell table:style-name="ce2" office:value-type="string">
            <text:p>persName</text:p>
          </table:table-cell>
          <table:table-cell office:value-type="string">
            <text:p>http://www.viaf.org/45107415</text:p>
          </table:table-cell>
          <table:table-cell/>
          <table:table-cell table:style-name="ce2" office:value-type="string">
            <text:p>Prospero Intorcetta|Prosperus Intorcetta|Intorcetta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Iohannes Maracium<text:span text:style-name="T3"> S.J.</text:span>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Joannem Maracium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ohanne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hannes|Iohannes</text:p>
          </table:table-cell>
          <table:table-cell table:number-columns-repeated="1019"/>
        </table:table-row>
        <table:table-row table:style-name="ro1">
          <table:table-cell office:value-type="string">
            <text:p>Iohannes Andreas Lobelli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Joannes Andreas Lobelli|Joannes Andreas Lubelli</text:p>
          </table:table-cell>
          <table:table-cell table:number-columns-repeated="1019"/>
        </table:table-row>
        <table:table-row table:style-name="ro1">
          <table:table-cell office:value-type="string">
            <text:p>Iohannes Bernard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Bernardus|Joannes<text:tab/>Bernardus</text:p>
          </table:table-cell>
          <table:table-cell table:number-columns-repeated="1019"/>
        </table:table-row>
        <table:table-row table:style-name="ro1">
          <table:table-cell office:value-type="string">
            <text:p>Iohannes Cabra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 Cabral|Joanne Cabral|Jo. Cabrai|Joannes Cabral|Joannes Cabral</text:p>
          </table:table-cell>
          <table:table-cell table:number-columns-repeated="1019"/>
        </table:table-row>
        <table:table-row table:style-name="ro1">
          <table:table-cell office:value-type="string">
            <text:p>Iohannes Cardos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Joannes Cardosus</text:p>
          </table:table-cell>
          <table:table-cell table:number-columns-repeated="1019"/>
        </table:table-row>
        <table:table-row table:style-name="ro1">
          <table:table-cell office:value-type="string">
            <text:p>Iohannes de las Llaga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anne de las Llagas</text:p>
          </table:table-cell>
          <table:table-cell table:number-columns-repeated="1019"/>
        </table:table-row>
        <table:table-row table:style-name="ro1">
          <table:table-cell office:value-type="string">
            <text:p>Iohannes de Milá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de Milán</text:p>
          </table:table-cell>
          <table:table-cell table:number-columns-repeated="1019"/>
        </table:table-row>
        <table:table-row table:style-name="ro1">
          <table:table-cell office:value-type="string">
            <text:p>Iohannes III rex Poloniae</text:p>
          </table:table-cell>
          <table:table-cell table:style-name="ce2" office:value-type="string">
            <text:p>persName</text:p>
          </table:table-cell>
          <table:table-cell table:number-columns-repeated="2"/>
          <table:table-cell office:value-type="string">
            <text:p>Rege Joanne III</text:p>
          </table:table-cell>
          <table:table-cell table:number-columns-repeated="1019"/>
        </table:table-row>
        <table:table-row table:style-name="ro1">
          <table:table-cell office:value-type="string">
            <text:p>Iohannes Maria Leri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Maria Leria|Joannes Maria Leria</text:p>
          </table:table-cell>
          <table:table-cell table:number-columns-repeated="1019"/>
        </table:table-row>
        <table:table-row table:style-name="ro1">
          <table:table-cell office:value-type="string">
            <text:p>Iohannes Nicola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Nicola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ohannes Roderic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Rodericus</text:p>
          </table:table-cell>
          <table:table-cell table:number-columns-repeated="1019"/>
        </table:table-row>
        <table:table-row table:style-name="ro1">
          <table:table-cell office:value-type="string">
            <text:p>Iohannes Rodericus Giram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Rodericus Giram|Joannes Rodericus [Giram]</text:p>
          </table:table-cell>
          <table:table-cell table:number-columns-repeated="1019"/>
        </table:table-row>
        <table:table-row table:style-name="ro1">
          <table:table-cell office:value-type="string">
            <text:p>Iohannes Rodericus Tçuzu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Rodericus Tçuzu|Joannes Rodericus [Tçuzu]|Joannes Rodericus[Tçuzu]</text:p>
          </table:table-cell>
          <table:table-cell table:number-columns-repeated="1019"/>
        </table:table-row>
        <table:table-row table:style-name="ro1">
          <table:table-cell office:value-type="string">
            <text:p>Iohannes de Bera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hannes de Ber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ohannes de Grimaldi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hannes de Grimaldi O.F.M.|Iohannes Grimaldi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ohannes de Marignollis O.F.M.</text:p>
          </table:table-cell>
          <table:table-cell office:value-type="string">
            <text:p>persName</text:p>
          </table:table-cell>
          <table:table-cell office:value-type="string">
            <text:p>http://viaf.org/viaf/90635332</text:p>
          </table:table-cell>
          <table:table-cell/>
          <table:table-cell table:style-name="ce2" office:value-type="string">
            <text:p>Iohannes de Marignollis|Iohannes [de Marignolli]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ohannes de Montecorvino O.F.M.</text:p>
          </table:table-cell>
          <table:table-cell office:value-type="string">
            <text:p>persName</text:p>
          </table:table-cell>
          <table:table-cell office:value-type="string">
            <text:p>http://viaf.org/viaf/59876078</text:p>
          </table:table-cell>
          <table:table-cell/>
          <table:table-cell table:style-name="ce2" office:value-type="string">
            <text:p>Iohannes de Monte Corvino|Iohannes de Montecorvino|Montecorvin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ohannes de Plano Carpini O.F.M.</text:p>
          </table:table-cell>
          <table:table-cell office:value-type="string">
            <text:p>persName</text:p>
          </table:table-cell>
          <table:table-cell office:value-type="string">
            <text:p>https://viaf.org/viaf/239502727</text:p>
          </table:table-cell>
          <table:table-cell/>
          <table:table-cell table:style-name="ce2" office:value-type="string">
            <text:p>Iohannes de Ordine Minorum fratrum, dictus de Plano Carpini|Iohannes de Plano Carpini|de Plano Carpini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oseph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seph</text:p>
          </table:table-cell>
          <table:table-cell table:number-columns-repeated="1019"/>
        </table:table-row>
        <table:table-row table:style-name="ro1">
          <table:table-cell office:value-type="string">
            <text:p>Iosephus Corin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seph Corina|Joseph Corina</text:p>
          </table:table-cell>
          <table:table-cell table:number-columns-repeated="1019"/>
        </table:table-row>
        <table:table-row table:style-name="ro1">
          <table:table-cell office:value-type="string">
            <text:p>Iosephus de Casanova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seph de Casanova|Iosephus de Casanova</text:p>
          </table:table-cell>
          <table:table-cell table:number-columns-repeated="1019"/>
        </table:table-row>
        <table:table-row table:style-name="ro1">
          <table:table-cell office:value-type="string">
            <text:p>Iosephus Fornalet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sephus Fornaletus</text:p>
          </table:table-cell>
          <table:table-cell table:number-columns-repeated="1019"/>
        </table:table-row>
        <table:table-row table:style-name="ro1">
          <table:table-cell office:value-type="string">
            <text:p>Jacobus de Nava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acobus de Navais|Jacobus de Navaes</text:p>
          </table:table-cell>
          <table:table-cell table:number-columns-repeated="1019"/>
        </table:table-row>
        <table:table-row table:style-name="ro1">
          <table:table-cell office:value-type="string">
            <text:p>Julius Piann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ulius Piannus</text:p>
          </table:table-cell>
          <table:table-cell table:number-columns-repeated="1019"/>
        </table:table-row>
        <table:table-row table:style-name="ro1">
          <table:table-cell office:value-type="string">
            <text:p>Kambaku-dono [Toyotomi Hideyoshi]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Quambacundono|Kambaku-dono|Toyotomi Hideyoshi|Quambacundonus</text:p>
          </table:table-cell>
          <table:table-cell table:number-columns-repeated="1019"/>
        </table:table-row>
        <table:table-row table:style-name="ro1">
          <table:table-cell office:value-type="string">
            <text:p>Kircherius, Athanasi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Kircheriu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Lambertus de la Motte, Petrus</text:p>
          </table:table-cell>
          <table:table-cell office:value-type="string">
            <text:p>persName</text:p>
          </table:table-cell>
          <table:table-cell table:style-name="ce9" office:value-type="string">
            <text:p><text:span text:style-name="T5"><text:a xlink:href="http://www.viaf.org/2418157643277538590008">http://www.viaf.org/2418157643277538590008</text:a></text:span></text:p>
          </table:table-cell>
          <table:table-cell/>
          <table:table-cell office:value-type="string">
            <text:p>Petrus Lambertus|Lambertus de la Motte, Petrus</text:p>
          </table:table-cell>
          <table:table-cell table:number-columns-repeated="1019"/>
        </table:table-row>
        <table:table-row table:style-name="ro1">
          <table:table-cell office:value-type="string">
            <text:p>Lambertus, Petrus 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m Lambert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ancillottus, Nicola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Nicolaus Lancilotus|Lancillottus|Nicolao Lancilott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aurentius de Alexandria vel de Ancona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Laurentius de Alexandria</text:p>
          </table:table-cell>
          <table:table-cell table:number-columns-repeated="1019"/>
        </table:table-row>
        <table:table-row table:style-name="ro1">
          <table:table-cell office:value-type="string">
            <text:p>Laurenti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Laurentius|fr. Laurenti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e Blanc, Philibertus M.E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hilibertus le Blanc|Philiberto Le Blanc|Philibertus Le Blanc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ician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Licianus</text:p>
          </table:table-cell>
          <table:table-cell table:number-columns-repeated="1019"/>
        </table:table-row>
        <table:table-row table:style-name="ro1">
          <table:table-cell office:value-type="string">
            <text:p>Lin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Li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ongobardus, Nicolaus</text:p>
          </table:table-cell>
          <table:table-cell table:style-name="ce2" office:value-type="string">
            <text:p>persName</text:p>
          </table:table-cell>
          <table:table-cell office:value-type="string">
            <text:p>http://www.viaf.org/76459377</text:p>
          </table:table-cell>
          <table:table-cell/>
          <table:table-cell table:style-name="ce2" office:value-type="string">
            <text:p>Nicolaus Longobardus</text:p>
          </table:table-cell>
          <table:table-cell table:number-columns-repeated="1019"/>
        </table:table-row>
        <table:table-row table:style-name="ro1">
          <table:table-cell office:value-type="string">
            <text:p>López de Castello Branco, Balthazar S..J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lthazar López de Castello Branco</text:p>
          </table:table-cell>
          <table:table-cell table:number-columns-repeated="1019"/>
        </table:table-row>
        <table:table-row table:style-name="ro1">
          <table:table-cell office:value-type="string">
            <text:p>López, Anton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López</text:p>
          </table:table-cell>
          <table:table-cell table:number-columns-repeated="1019"/>
        </table:table-row>
        <table:table-row table:style-name="ro1">
          <table:table-cell office:value-type="string">
            <text:p>Lopez, Gregori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regorio Lopez|Gregorio Lopez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ucas Estevan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Lucam Esteve|Lucas Estevan|Luca Estevan|Luca Estevan</text:p>
          </table:table-cell>
          <table:table-cell table:number-columns-repeated="1019"/>
        </table:table-row>
        <table:table-row table:style-name="ro1">
          <table:table-cell office:value-type="string">
            <text:p>Ludovicus de Abreu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Ludovicus d’Abreu</text:p>
          </table:table-cell>
          <table:table-cell table:number-columns-repeated="1019"/>
        </table:table-row>
        <table:table-row table:style-name="ro1">
          <table:table-cell office:value-type="string">
            <text:p>Ludovic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Ludovic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affeus, Iohannes Petrus </text:p>
          </table:table-cell>
          <table:table-cell table:style-name="ce2" office:value-type="string">
            <text:p>persName</text:p>
          </table:table-cell>
          <table:table-cell office:value-type="string">
            <text:p>http://www.viaf.org/95224833</text:p>
          </table:table-cell>
          <table:table-cell/>
          <table:table-cell table:style-name="ce2" office:value-type="string">
            <text:p>Iohannes Maffeus|Joannes Maffeus|Iohannes Petrus Maffeu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Magnus Kaam</text:p>
          </table:table-cell>
          <table:table-cell office:value-type="string">
            <text:p>persName</text:p>
          </table:table-cell>
          <table:table-cell table:style-name="ce9" office:value-type="string">
            <text:p><text:a xlink:href="https://viaf.org/">https://viaf.org/50027343</text:a></text:p>
          </table:table-cell>
          <table:table-cell/>
          <table:table-cell office:value-type="string">
            <text:p>Magnus Kaam|magni Chanis|Imperatore Chaam|dominus Chaam|domini Chanis|Imperator Chaam|magnus Cham|Dominus Chaam|Magnus Chanus|magni Canis|Chaam|Chanem de Cathay|Cothay Cani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Mahometus</text:p>
          </table:table-cell>
          <table:table-cell office:value-type="string">
            <text:p>persName</text:p>
          </table:table-cell>
          <table:table-cell table:style-name="ce9" office:value-type="string">
            <text:p><text:a xlink:href="https://viaf.org/">https://viaf.org/97245226</text:a></text:p>
          </table:table-cell>
          <table:table-cell/>
          <table:table-cell office:value-type="string">
            <text:p>Machometi|Mahometus</text:p>
          </table:table-cell>
          <table:table-cell table:number-columns-repeated="1019"/>
        </table:table-row>
        <table:table-row table:style-name="ro1">
          <table:table-cell office:value-type="string">
            <text:p>Maigrot, Carol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Carolum Maigrot|Carolum Maigrot</text:p>
          </table:table-cell>
          <table:table-cell table:number-columns-repeated="1019"/>
        </table:table-row>
        <table:table-row table:style-name="ro1">
          <table:table-cell office:value-type="string">
            <text:p>Maiorica, Hieronymus S.J.</text:p>
          </table:table-cell>
          <table:table-cell table:style-name="ce2" office:value-type="string">
            <text:p>persName</text:p>
          </table:table-cell>
          <table:table-cell office:value-type="string">
            <text:p>http://www.viaf.org/42085352</text:p>
          </table:table-cell>
          <table:table-cell/>
          <table:table-cell office:value-type="string">
            <text:p>Hieronymus Maiorica|Hieronymus Maiorica|Majorica, Hieronimus S.J.|Hieronymus Mayorica|Hieronymus Mayorica|HYERONIMO MAYORICA</text:p>
          </table:table-cell>
          <table:table-cell table:number-columns-repeated="1019"/>
        </table:table-row>
        <table:table-row table:style-name="ro1">
          <table:table-cell office:value-type="string">
            <text:p>Marcus Ferrar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rcus Ferrara</text:p>
          </table:table-cell>
          <table:table-cell table:number-columns-repeated="1019"/>
        </table:table-row>
        <table:table-row table:style-name="ro1">
          <table:table-cell office:value-type="string">
            <text:p>Marín, Damian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amianus Marín</text:p>
          </table:table-cell>
          <table:table-cell table:number-columns-repeated="1019"/>
        </table:table-row>
        <table:table-row table:style-name="ro1">
          <table:table-cell office:value-type="string">
            <text:p>Marin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Mari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artini, Martinus</text:p>
          </table:table-cell>
          <table:table-cell office:value-type="string">
            <text:p>persName</text:p>
          </table:table-cell>
          <table:table-cell office:value-type="string">
            <text:p>http://www.viaf.org/12554068</text:p>
          </table:table-cell>
          <table:table-cell/>
          <table:table-cell table:style-name="ce2" office:value-type="string">
            <text:p>Martinus Martino|Martini Martino|Martinus Martini|Martinus Martinius</text:p>
          </table:table-cell>
          <table:table-cell table:number-columns-repeated="1019"/>
        </table:table-row>
        <table:table-row table:style-name="ro1">
          <table:table-cell office:value-type="string">
            <text:p>Martinus de Loyola</text:p>
          </table:table-cell>
          <table:table-cell office:value-type="string">
            <text:p>persName</text:p>
          </table:table-cell>
          <table:table-cell office:value-type="string">
            <text:p>http://www.viaf.org/215405431</text:p>
          </table:table-cell>
          <table:table-cell/>
          <table:table-cell office:value-type="string">
            <text:p>Martinus de Loyola</text:p>
          </table:table-cell>
          <table:table-cell table:number-columns-repeated="1019"/>
        </table:table-row>
        <table:table-row table:style-name="ro1">
          <table:table-cell office:value-type="string">
            <text:p>Martinus Moa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rtinus Moan|Martinus Moan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atthaeus Riccius </text:p>
          </table:table-cell>
          <table:table-cell table:style-name="ce2" office:value-type="string">
            <text:p>persName</text:p>
          </table:table-cell>
          <table:table-cell office:value-type="string">
            <text:p>http://www.viaf.org/69722279</text:p>
          </table:table-cell>
          <table:table-cell/>
          <table:table-cell table:style-name="ce2" office:value-type="string">
            <text:p>Mattheaeus Riccius|Matthaeo Riccio|Matthaeus Ricci|Matthaeus Riccius</text:p>
          </table:table-cell>
          <table:table-cell table:number-columns-repeated="1019"/>
        </table:table-row>
        <table:table-row table:style-name="ro1">
          <table:table-cell office:value-type="string">
            <text:p>Matthe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attheu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thias de Amaya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4" office:value-type="string">
            <text:p>Matthias de Amaya|Matthias de Amaya|Matthias d’Amaya|Matthias d’Amaya|Matthias d'Amaya|Matthias d'Amaya</text:p>
          </table:table-cell>
          <table:table-cell table:number-columns-repeated="1019"/>
        </table:table-row>
        <table:table-row table:style-name="ro1">
          <table:table-cell office:value-type="string">
            <text:p>Matzuda, Michael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ichael Matzuda</text:p>
          </table:table-cell>
          <table:table-cell table:number-columns-repeated="1019"/>
        </table:table-row>
        <table:table-row table:style-name="ro3">
          <table:table-cell office:value-type="string">
            <text:p>Maya, Mathia <text:span text:style-name="T1">de</text:span><text:span text:style-name="T2">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thia de Maya|Mathia de Maya</text:p>
          </table:table-cell>
          <table:table-cell table:number-columns-repeated="1019"/>
        </table:table-row>
        <table:table-row table:style-name="ro1">
          <table:table-cell office:value-type="string">
            <text:p>Melchior de Mor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elchior de Mor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encichien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encichienus|Mencichienus|</text:p>
          </table:table-cell>
          <table:table-cell table:number-columns-repeated="1019"/>
        </table:table-row>
        <table:table-row table:style-name="ro3">
          <table:table-cell office:value-type="string">
            <text:p>Mendes, Antonius S.J.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s://www.wikidata.org/wiki/Q611205">https://www.wikidata.org/wiki/Q611205</text:a></text:span></text:p>
          </table:table-cell>
          <table:table-cell/>
          <table:table-cell office:value-type="string">
            <text:p>Antonius Mendes|Antonius Mendes|Antonius Méndez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Mentzelius, Christianus</text:p>
          </table:table-cell>
          <table:table-cell table:style-name="ce2" office:value-type="string">
            <text:p>persName</text:p>
          </table:table-cell>
          <table:table-cell table:style-name="ce10" office:value-type="string">
            <text:p><text:span text:style-name="T4"><text:a xlink:href="https://www.wikidata.org/wiki/Q68282">https://www.wikidata.org/wiki/Q68282</text:a></text:span></text:p>
          </table:table-cell>
          <table:table-cell/>
          <table:table-cell table:style-name="ce2" office:value-type="string">
            <text:p>Christianus Mentzelius</text:p>
          </table:table-cell>
          <table:table-cell table:number-columns-repeated="1019"/>
        </table:table-row>
        <table:table-row table:style-name="ro1">
          <table:table-cell office:value-type="string">
            <text:p>Mesquita, Petr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Mesquita|Petrus Mesquit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etellus Sacan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etellus Sacanus|Metellus Saccanus|Metello Saccano</text:p>
          </table:table-cell>
          <table:table-cell table:number-columns-repeated="1019"/>
        </table:table-row>
        <table:table-row table:style-name="ro1">
          <table:table-cell office:value-type="string">
            <text:p>Michael Flores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ichaelem Florez|Michael Florez|Miguel Florez|Michaeli Florez|Michael Flores</text:p>
          </table:table-cell>
          <table:table-cell table:number-columns-repeated="1019"/>
        </table:table-row>
        <table:table-row table:style-name="ro1">
          <table:table-cell office:value-type="string">
            <text:p>Michael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Michael|Fr. Michael</text:p>
          </table:table-cell>
          <table:table-cell table:number-columns-repeated="1019"/>
        </table:table-row>
        <table:table-row table:style-name="ro1">
          <table:table-cell office:value-type="string">
            <text:p>Monterius, Micha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ichael Monterius|Michael Monterius</text:p>
          </table:table-cell>
          <table:table-cell table:number-columns-repeated="1019"/>
        </table:table-row>
        <table:table-row table:style-name="ro1">
          <table:table-cell office:value-type="string">
            <text:p>Monterus, Iohane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Jo. Monterus</text:p>
          </table:table-cell>
          <table:table-cell table:number-columns-repeated="1019"/>
        </table:table-row>
        <table:table-row table:style-name="ro5">
          <table:table-cell office:value-type="string">
            <text:p>Morales, Iohannes Baptista 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annem Baptistam|Iohannes Baptista de Morales|Iohannes Baptista|Iohannes Baptista Morales|Iohannes Baptista Morales|Baptista Morales</text:p>
          </table:table-cell>
          <table:table-cell table:number-columns-repeated="1019"/>
        </table:table-row>
        <table:table-row table:style-name="ro1">
          <table:table-cell office:value-type="string">
            <text:p>Morejón, Petr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Morejón|Petrus Morejón|Petro Morejón</text:p>
          </table:table-cell>
          <table:table-cell table:number-columns-repeated="1019"/>
        </table:table-row>
        <table:table-row table:style-name="ro1">
          <table:table-cell office:value-type="string">
            <text:p>Morera, Christophor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Christophorus Morer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Nicolaus de Banzia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Nicolaus de Banzia|Nicholaus de Banthr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Nicolaus de Pistoria O.P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Nicolaus de Pistoria O.P.|Nicholaus de Pistorio</text:p>
          </table:table-cell>
          <table:table-cell table:number-columns-repeated="1019"/>
        </table:table-row>
        <table:table-row table:style-name="ro1">
          <table:table-cell office:value-type="string">
            <text:p>Nicola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Nicolaus|fr. Nicolaus</text:p>
          </table:table-cell>
          <table:table-cell table:number-columns-repeated="1019"/>
        </table:table-row>
        <table:table-row table:style-name="ro1">
          <table:table-cell office:value-type="string">
            <text:p>Nobrega, Domini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ominicus Nobrega|Dominicus Nobreg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Noel, Francisc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s Noel</text:p>
          </table:table-cell>
          <table:table-cell table:number-columns-repeated="1019"/>
        </table:table-row>
        <table:table-row table:style-name="ro1">
          <table:table-cell office:value-type="string">
            <text:p>Nogheira, Iohann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Nogheira|Joannes Nogheira|Joannes Nogueira|Joannes Nogueir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Noronha (Loronha), D. Alphons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lphonsus Noronha</text:p>
          </table:table-cell>
          <table:table-cell table:number-columns-repeated="1019"/>
        </table:table-row>
        <table:table-row table:style-name="ro1">
          <table:table-cell office:value-type="string">
            <text:p>Nugueira, Valentin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Valentinus Nugueira|Valentinus Nugueira</text:p>
          </table:table-cell>
          <table:table-cell table:number-columns-repeated="1019"/>
        </table:table-row>
        <table:table-row table:style-name="ro1">
          <table:table-cell office:value-type="string">
            <text:p>Nuñez Barreto, Melchior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arreto|Melchor Nunez Barreto|Melchior|Melchor Nuñez Barreto|Magister Melchior|Melchor Nuñez Barreto|Melchior|Melchor Nunes Barreto|Melchiori Nunes|Melchiori Nunes|Melchior Nunes|Melchior Nunes|Melchior Nunes Lusitanus</text:p>
          </table:table-cell>
          <table:table-cell table:number-columns-repeated="1019"/>
        </table:table-row>
        <table:table-row table:style-name="ro1">
          <table:table-cell office:value-type="string">
            <text:p>Núnez, Georgius 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eorgius Núnez|Georgius Núnez|Georgius Nunes</text:p>
          </table:table-cell>
          <table:table-cell table:number-columns-repeated="1019"/>
        </table:table-row>
        <table:table-row table:style-name="ro1">
          <table:table-cell office:value-type="string">
            <text:p>Núnez, Iohannes S.J.</text:p>
          </table:table-cell>
          <table:table-cell office:value-type="string">
            <text:p>persName</text:p>
          </table:table-cell>
          <table:table-cell office:value-type="string">
            <text:p>http://www.viaf.org/77146111</text:p>
          </table:table-cell>
          <table:table-cell/>
          <table:table-cell office:value-type="string">
            <text:p>Joannes Núnez|Joannes Núnez|Joannes Nunes|Joannes Nunes|Joannes Nunius|Joannes Nuniu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Ochoday-Chan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s://viaf.org/4257767/">https://viaf.org/4257767/</text:a></text:span></text:p>
          </table:table-cell>
          <table:table-cell/>
          <table:table-cell table:style-name="ce2" office:value-type="string">
            <text:p>Ochoday-Chan|Ogodai, magnus Cha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Odoricus de Portu Naonis</text:p>
          </table:table-cell>
          <table:table-cell office:value-type="string">
            <text:p>persName</text:p>
          </table:table-cell>
          <table:table-cell office:value-type="string">
            <text:p>http://www.viaf.org/425152636062720050428</text:p>
          </table:table-cell>
          <table:table-cell/>
          <table:table-cell table:style-name="ce2" office:value-type="string">
            <text:p>Odoricus de Portu Naonis</text:p>
          </table:table-cell>
          <table:table-cell table:number-columns-repeated="1019"/>
        </table:table-row>
        <table:table-row table:style-name="ro3">
          <table:table-cell office:value-type="string">
            <text:p>Orelonez <text:span text:style-name="T1">de</text:span><text:span text:style-name="T2"> Cavallos </text:span>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Orelonez de Cavallos</text:p>
          </table:table-cell>
          <table:table-cell table:number-columns-repeated="1019"/>
        </table:table-row>
        <table:table-row table:style-name="ro3">
          <table:table-cell office:value-type="string">
            <text:p>Oria, Andreas <text:span text:style-name="T1">de</text:span><text:span text:style-name="T2">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dreas de Oria</text:p>
          </table:table-cell>
          <table:table-cell table:number-columns-repeated="1019"/>
        </table:table-row>
        <table:table-row table:style-name="ro3">
          <table:table-cell office:value-type="string">
            <text:p>Oria, Franciscus <text:span text:style-name="T1">de</text:span><text:span text:style-name="T2">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de Ori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Otomo Yoshishige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ungi rege|Otomo Yoshishige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allu, Franciscus M.E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s Pallu|Franciscum Pallu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aolinus Minorita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aolinus Minorita|Paolino Minorit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apa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Summus Pontifex|Papa|domini Pape|Summo Pontifice|Summi Pontifici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aschalis de Victoria vel de Hispania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aschalis de Victoria vel de Hispania O.F.M.|Paschalis|Paschalis Hispanus de Victoria</text:p>
          </table:table-cell>
          <table:table-cell table:number-columns-repeated="1019"/>
        </table:table-row>
        <table:table-row table:style-name="ro1">
          <table:table-cell office:value-type="string">
            <text:p>Pasqualis Fernandez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asqualis Fernández|Pasqualis Fernández</text:p>
          </table:table-cell>
          <table:table-cell table:number-columns-repeated="1019"/>
        </table:table-row>
        <table:table-row table:style-name="ro1">
          <table:table-cell office:value-type="string">
            <text:p>Paulus Reoy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aulus Reoyn|Paulus Reoyn</text:p>
          </table:table-cell>
          <table:table-cell table:number-columns-repeated="1019"/>
        </table:table-row>
        <table:table-row table:style-name="ro1">
          <table:table-cell office:value-type="string">
            <text:p>Paul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Paul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regrinus de Castello O.F.M.</text:p>
          </table:table-cell>
          <table:table-cell office:value-type="string">
            <text:p>persName</text:p>
          </table:table-cell>
          <table:table-cell office:value-type="string">
            <text:p>https://www.wikidata.org/wiki/Q64780678</text:p>
          </table:table-cell>
          <table:table-cell/>
          <table:table-cell table:style-name="ce2" office:value-type="string">
            <text:p>Peregrinus de Castello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Pereira, Bartolomeus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s://www.wikidata.org/wiki/Q69441113">https://www.wikidata.org/wiki/Q69441113</text:a></text:span></text:p>
          </table:table-cell>
          <table:table-cell/>
          <table:table-cell table:style-name="ce2" office:value-type="string">
            <text:p>Bartolomeus Pereira</text:p>
          </table:table-cell>
          <table:table-cell table:number-columns-repeated="1019"/>
        </table:table-row>
        <table:table-row table:style-name="ro1">
          <table:table-cell office:value-type="string">
            <text:p>Pereira, Guilielm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Guiliermus Pereira</text:p>
          </table:table-cell>
          <table:table-cell table:number-columns-repeated="1019"/>
        </table:table-row>
        <table:table-row table:style-name="ro1">
          <table:table-cell office:value-type="string">
            <text:p>Pereira, Hector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Hector Pereira|Hector Pereira</text:p>
          </table:table-cell>
          <table:table-cell table:number-columns-repeated="1019"/>
        </table:table-row>
        <table:table-row table:style-name="ro1">
          <table:table-cell office:value-type="string">
            <text:p>Pereira, Iohann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Pereira|Joannes Pereir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reira, Thomas</text:p>
          </table:table-cell>
          <table:table-cell office:value-type="string">
            <text:p>persName</text:p>
          </table:table-cell>
          <table:table-cell office:value-type="string">
            <text:p>https://www.wikidata.org/wiki/Q1772304</text:p>
          </table:table-cell>
          <table:table-cell/>
          <table:table-cell table:style-name="ce2" office:value-type="string">
            <text:p>Thomas Pereira</text:p>
          </table:table-cell>
          <table:table-cell table:number-columns-repeated="1019"/>
        </table:table-row>
        <table:table-row table:style-name="ro1">
          <table:table-cell office:value-type="string">
            <text:p>Perera, Jacob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acobus Perera</text:p>
          </table:table-cell>
          <table:table-cell table:number-columns-repeated="1019"/>
        </table:table-row>
        <table:table-row table:style-name="ro1">
          <table:table-cell office:value-type="string">
            <text:p>Pérez, Francis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Pérez</text:p>
          </table:table-cell>
          <table:table-cell table:number-columns-repeated="1019"/>
        </table:table-row>
        <table:table-row table:style-name="ro1">
          <table:table-cell office:value-type="string">
            <text:p>Pestana, Adrian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drianus Pestana|Adrianus Pestana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etro Codarzo</text:p>
          </table:table-cell>
          <table:table-cell table:style-name="ce2" office:value-type="string">
            <text:p>persName</text:p>
          </table:table-cell>
          <table:table-cell table:number-columns-repeated="2"/>
          <table:table-cell table:style-name="ce7" office:value-type="string">
            <text:p>Petro Codarz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tro Marchio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Márquez|Petrus Márquez|Petrus Márquez|Petrus Márquez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tr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trus Caneveri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Caneveri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etrus Chiquan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etrus Chiquam|Petrus Chiquan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trus de Florentia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de Florentia O.F.M.|Petrus de Florenti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trus de la Piñuela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etrum de la Piñuel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trus de Lucalong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de Lucalong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etrus Martelli de Provincia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etrus Martelli de Provincia</text:p>
          </table:table-cell>
          <table:table-cell table:number-columns-repeated="1019"/>
        </table:table-row>
        <table:table-row table:style-name="ro1">
          <table:table-cell office:value-type="string">
            <text:p>Petrus Ramó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etrus Ramón</text:p>
          </table:table-cell>
          <table:table-cell table:number-columns-repeated="1019"/>
        </table:table-row>
        <table:table-row table:style-name="ro1">
          <table:table-cell office:value-type="string">
            <text:p>Philippus de Marini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Philippus de Marinis|Philippus de Marinis|Philippus Marini|Philippus Marini|Philippus Marinus|Philippus Marinus</text:p>
          </table:table-cell>
          <table:table-cell table:number-columns-repeated="1019"/>
        </table:table-row>
        <table:table-row table:style-name="ro3">
          <table:table-cell office:value-type="string">
            <text:p>Philippus II Rex Hispaniae</text:p>
          </table:table-cell>
          <table:table-cell office:value-type="string">
            <text:p>persName</text:p>
          </table:table-cell>
          <table:table-cell table:style-name="ce10" office:value-type="string">
            <text:p><text:span text:style-name="T4"><text:a xlink:href="https://viaf.org/88888319">https://viaf.org/88888319</text:a></text:span></text:p>
          </table:table-cell>
          <table:table-cell/>
          <table:table-cell office:value-type="string">
            <text:p>Philippo 2° Rege Hispaniarum|Philippo 2° Rege Hispaniarum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inciun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inciu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incomu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incomus</text:p>
          </table:table-cell>
          <table:table-cell table:number-columns-repeated="1019"/>
        </table:table-row>
        <table:table-row table:style-name="ro3">
          <table:table-cell office:value-type="string">
            <text:p>Polancus, Iohannes S.J.</text:p>
          </table:table-cell>
          <table:table-cell table:style-name="ce2" office:value-type="string">
            <text:p>persName</text:p>
          </table:table-cell>
          <table:table-cell table:style-name="ce10" office:value-type="string">
            <text:p><text:span text:style-name="T4"><text:a xlink:href="http://www.viaf.org/54197290">http://www.viaf.org/54197290</text:a></text:span></text:p>
          </table:table-cell>
          <table:table-cell/>
          <table:table-cell table:style-name="ce2" office:value-type="string">
            <text:p>Iohannes Polanco|Polanco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Polus, Marcus</text:p>
          </table:table-cell>
          <table:table-cell table:style-name="ce2" office:value-type="string">
            <text:p>persName</text:p>
          </table:table-cell>
          <table:table-cell table:style-name="ce10" office:value-type="string">
            <text:p><text:span text:style-name="T4"><text:a xlink:href="http://viaf.org/viaf/173430120">http://viaf.org/viaf/173430120</text:a></text:span></text:p>
          </table:table-cell>
          <table:table-cell/>
          <table:table-cell table:style-name="ce2" office:value-type="string">
            <text:p>Marcus Polus|Marco Pol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ublius Ovidius Naso</text:p>
          </table:table-cell>
          <table:table-cell office:value-type="string">
            <text:p>persName</text:p>
          </table:table-cell>
          <table:table-cell office:value-type="string">
            <text:p>http://www.viaf.org/88342447</text:p>
          </table:table-cell>
          <table:table-cell/>
          <table:table-cell office:value-type="string">
            <text:p>Ovidius de Ponto|Publius Ovidius Naso</text:p>
          </table:table-cell>
          <table:table-cell table:number-columns-repeated="1019"/>
        </table:table-row>
        <table:table-row table:style-name="ro1">
          <table:table-cell office:value-type="string">
            <text:p>Quemener, Ludovic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Ludovicum Quemener|Ludovicum Quemener|Ludovicus Quemener|Ludovicus Quemener</text:p>
          </table:table-cell>
          <table:table-cell table:number-columns-repeated="1019"/>
        </table:table-row>
        <table:table-row table:style-name="ro1">
          <table:table-cell office:value-type="string">
            <text:p>Quimura, Micha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ichael Quimura</text:p>
          </table:table-cell>
          <table:table-cell table:number-columns-repeated="1019"/>
        </table:table-row>
        <table:table-row table:style-name="ro1">
          <table:table-cell office:value-type="string">
            <text:p>Quimura, Thoma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homas Quimura</text:p>
          </table:table-cell>
          <table:table-cell table:number-columns-repeated="1019"/>
        </table:table-row>
        <table:table-row table:style-name="ro1">
          <table:table-cell office:value-type="string">
            <text:p>Raymundus de Gouve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Raymundo de Gouvea|Raymundo de Gouvea|Raymundus de Gouvea|Raymundus de Gouve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aymundus Ruphi de Provincia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Raymundus Ruphi</text:p>
          </table:table-cell>
          <table:table-cell table:number-columns-repeated="1019"/>
        </table:table-row>
        <table:table-row table:style-name="ro1">
          <table:table-cell office:value-type="string">
            <text:p>Rhodes, Alexandro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lexandro Rhodes|Alexander Rhodius|Alexandro Rhodes</text:p>
          </table:table-cell>
          <table:table-cell table:number-columns-repeated="1019"/>
        </table:table-row>
        <table:table-row table:style-name="ro1">
          <table:table-cell office:value-type="string">
            <text:p>Ribeiro, Belchior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elchior Ribeiro|Belchior Ribeiro</text:p>
          </table:table-cell>
          <table:table-cell table:number-columns-repeated="1019"/>
        </table:table-row>
        <table:table-row table:style-name="ro1">
          <table:table-cell office:value-type="string">
            <text:p>Ribeiro, Vincent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Vincentio Ribeiro|Vincentio Ribeir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ibera, Iohannes de</text:p>
          </table:table-cell>
          <table:table-cell office:value-type="string">
            <text:p>persName</text:p>
          </table:table-cell>
          <table:table-cell office:value-type="string">
            <text:p>http://www.viaf.org/25406668</text:p>
          </table:table-cell>
          <table:table-cell/>
          <table:table-cell office:value-type="string">
            <text:p>Ioanni Rivera|Ribera, Iohannes de</text:p>
          </table:table-cell>
          <table:table-cell table:number-columns-repeated="1019"/>
        </table:table-row>
        <table:table-row table:style-name="ro1">
          <table:table-cell office:value-type="string">
            <text:p>Riberus, Vincent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Vincentius Riberus|Vincentius Riber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ichardus de Burgundia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Richardus de Burgundia|Richardus de Burgundia O.F.M.</text:p>
          </table:table-cell>
          <table:table-cell table:number-columns-repeated="1019"/>
        </table:table-row>
        <table:table-row table:style-name="ro1">
          <table:table-cell office:value-type="string">
            <text:p>Roch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Rochus</text:p>
          </table:table-cell>
          <table:table-cell table:number-columns-repeated="1019"/>
        </table:table-row>
        <table:table-row table:style-name="ro1">
          <table:table-cell office:value-type="string">
            <text:p>Rodrigues, Sebastian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Sebastiano Rodrigues</text:p>
          </table:table-cell>
          <table:table-cell table:number-columns-repeated="1019"/>
        </table:table-row>
        <table:table-row table:style-name="ro1">
          <table:table-cell office:value-type="string">
            <text:p>Rodriguez, Anton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Rodríguez|Antonius Rodríguez</text:p>
          </table:table-cell>
          <table:table-cell table:number-columns-repeated="1019"/>
        </table:table-row>
        <table:table-row table:style-name="ro1">
          <table:table-cell office:value-type="string">
            <text:p>Rodriguez, Iohanne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Rodriguez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ogerius, Michaelis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ichealis Rogeri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omán Taraura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Román Taraura|Román Taraura</text:p>
          </table:table-cell>
          <table:table-cell table:number-columns-repeated="1019"/>
        </table:table-row>
        <table:table-row table:style-name="ro1">
          <table:table-cell office:value-type="string">
            <text:p>Ruan, Georgi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eorgius Ruan|Georgius Ruan</text:p>
          </table:table-cell>
          <table:table-cell table:number-columns-repeated="1019"/>
        </table:table-row>
        <table:table-row table:style-name="ro1">
          <table:table-cell office:value-type="string">
            <text:p>Rubinus, Antonius S.J.</text:p>
          </table:table-cell>
          <table:table-cell office:value-type="string">
            <text:p>persName</text:p>
          </table:table-cell>
          <table:table-cell office:value-type="string">
            <text:p>http://www.viaf.org/67637998</text:p>
          </table:table-cell>
          <table:table-cell/>
          <table:table-cell table:style-name="ce2" office:value-type="string">
            <text:p>Antonius Rubinus|Antonius Rubinus|Antonio Rubino|Antonio Rubino|Antonius Rubinus|Antonius Rubinus</text:p>
          </table:table-cell>
          <table:table-cell table:number-columns-repeated="1019"/>
        </table:table-row>
        <table:table-row table:style-name="ro1">
          <table:table-cell office:value-type="string">
            <text:p>Ruidas, Ascan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scanius Ruidas|Ascanius Ruidas</text:p>
          </table:table-cell>
          <table:table-cell table:number-columns-repeated="1019"/>
        </table:table-row>
        <table:table-row table:style-name="ro1">
          <table:table-cell office:value-type="string">
            <text:p>Sanga, Ignat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gnatius Sanga|Ignatius Sanga</text:p>
          </table:table-cell>
          <table:table-cell table:number-columns-repeated="1019"/>
        </table:table-row>
        <table:table-row table:style-name="ro1">
          <table:table-cell office:value-type="string">
            <text:p>Sebastianus Buguensi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Sebastianus Buguensi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bastianus de Amaya S.J.</text:p>
          </table:table-cell>
          <table:table-cell table:style-name="ce4" office:value-type="string">
            <text:p>persName</text:p>
          </table:table-cell>
          <table:table-cell table:style-name="ce4"/>
          <table:table-cell/>
          <table:table-cell table:style-name="ce4" office:value-type="string">
            <text:p>Sebastianus d’Amaya|Sebastianus d’Amaya|Sebastianus de Amaya|Sebastianus de Amaya</text:p>
          </table:table-cell>
          <table:table-cell table:number-columns-repeated="1019"/>
        </table:table-row>
        <table:table-row table:style-name="ro1">
          <table:table-cell office:value-type="string">
            <text:p>Sebastian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Sebastianus</text:p>
          </table:table-cell>
          <table:table-cell table:number-columns-repeated="1019"/>
        </table:table-row>
        <table:table-row table:style-name="ro1">
          <table:table-cell office:value-type="string">
            <text:p>Sebastianus, Rex Portugaliae</text:p>
          </table:table-cell>
          <table:table-cell office:value-type="string">
            <text:p>persName</text:p>
          </table:table-cell>
          <table:table-cell office:value-type="string">
            <text:p>http://www.viaf.org/263888102</text:p>
          </table:table-cell>
          <table:table-cell/>
          <table:table-cell table:style-name="ce2" office:value-type="string">
            <text:p>rege Portugaliae, Dom Sebastiano|Sebastianus Rex|Dom Sebastiano|Portugalliae Rex Sebastianus|Portugalliae Rex Sebastianus|Portugalliae Rege|Portugalliae Rex</text:p>
          </table:table-cell>
          <table:table-cell table:number-columns-repeated="1019"/>
        </table:table-row>
        <table:table-row table:style-name="ro1">
          <table:table-cell office:value-type="string">
            <text:p>Semedo, Alvar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lvarus Semedus|Alvari Semedo|Alvarum Semedo|Semedo|Alvarus Semed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imeon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Simeon</text:p>
          </table:table-cell>
          <table:table-cell table:number-columns-repeated="1019"/>
        </table:table-row>
        <table:table-row table:style-name="ro1">
          <table:table-cell office:value-type="string">
            <text:p>Simion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Simion fr.|Fr. Simion</text:p>
          </table:table-cell>
          <table:table-cell table:number-columns-repeated="1019"/>
        </table:table-row>
        <table:table-row table:style-name="ro1">
          <table:table-cell office:value-type="string">
            <text:p>Simõis, Anton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Simõis|Antonius Simõis</text:p>
          </table:table-cell>
          <table:table-cell table:number-columns-repeated="1019"/>
        </table:table-row>
        <table:table-row table:style-name="ro1">
          <table:table-cell office:value-type="string">
            <text:p>Simon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gister Simon</text:p>
          </table:table-cell>
          <table:table-cell table:number-columns-repeated="1019"/>
        </table:table-row>
        <table:table-row table:style-name="ro1">
          <table:table-cell office:value-type="string">
            <text:p>Simon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Simon</text:p>
          </table:table-cell>
          <table:table-cell table:number-columns-repeated="1019"/>
        </table:table-row>
        <table:table-row table:style-name="ro1">
          <table:table-cell office:value-type="string">
            <text:p>Siqueira, Bartholome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rtholomaeo Siqueira|Bartholomaeo Siqueira</text:p>
          </table:table-cell>
          <table:table-cell table:number-columns-repeated="1019"/>
        </table:table-row>
        <table:table-row table:style-name="ro1">
          <table:table-cell office:value-type="string">
            <text:p>Siqueira, Gaspar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spar Siqueira|Gaspar Siqueira</text:p>
          </table:table-cell>
          <table:table-cell table:number-columns-repeated="1019"/>
        </table:table-row>
        <table:table-row table:style-name="ro1">
          <table:table-cell office:value-type="string">
            <text:p>Sixtus V</text:p>
          </table:table-cell>
          <table:table-cell office:value-type="string">
            <text:p>persName</text:p>
          </table:table-cell>
          <table:table-cell office:value-type="string">
            <text:p>http://www.viaf.org/7525513</text:p>
          </table:table-cell>
          <table:table-cell/>
          <table:table-cell table:style-name="ce2" office:value-type="string">
            <text:p>Sixtus V, Papa|Sixti V|Sixtus Quintus Pontifex</text:p>
          </table:table-cell>
          <table:table-cell table:number-columns-repeated="1019"/>
        </table:table-row>
        <table:table-row table:style-name="ro1">
          <table:table-cell office:value-type="string">
            <text:p>Soares, Michael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ichael Soar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otelus, Ludovicus</text:p>
          </table:table-cell>
          <table:table-cell office:value-type="string">
            <text:p>persName</text:p>
          </table:table-cell>
          <table:table-cell office:value-type="string">
            <text:p>http://www.viaf.org/28019171</text:p>
          </table:table-cell>
          <table:table-cell/>
          <table:table-cell table:style-name="ce2" office:value-type="string">
            <text:p>Sotelus|Ludovicus Sotelus</text:p>
          </table:table-cell>
          <table:table-cell table:number-columns-repeated="1019"/>
        </table:table-row>
        <table:table-row table:style-name="ro1">
          <table:table-cell office:value-type="string">
            <text:p>Stephanoni, Iohannes Francis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Franciscus Stephanoni|Joannes Franciscus [Stephanoni]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tephanus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Stephanus</text:p>
          </table:table-cell>
          <table:table-cell table:number-columns-repeated="1019"/>
        </table:table-row>
        <table:table-row table:style-name="ro1">
          <table:table-cell office:value-type="string">
            <text:p>Suares, Bartholome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Bartholomeus Suárez|Bartholomeus Suárez</text:p>
          </table:table-cell>
          <table:table-cell table:number-columns-repeated="1019"/>
        </table:table-row>
        <table:table-row table:style-name="ro1">
          <table:table-cell office:value-type="string">
            <text:p>Suares, Dida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idacus Suares|Didacus Suares</text:p>
          </table:table-cell>
          <table:table-cell table:number-columns-repeated="1019"/>
        </table:table-row>
        <table:table-row table:style-name="ro1">
          <table:table-cell office:value-type="string">
            <text:p>Tacata Leo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acata Le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ai Jia, Rex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Tai hi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aiguan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aiguanus|Taiguanus|Taiguano|Taiguano|Taiguiani|Taiguiani|Taingous|Taingous|Taiguano|Taiguan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altaus Miemin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altaus Mieminus|Taltaus Mieminu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anus, Rex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anus, Rex|Tani</text:p>
          </table:table-cell>
          <table:table-cell table:number-columns-repeated="1019"/>
        </table:table-row>
        <table:table-row table:style-name="ro1">
          <table:table-cell office:value-type="string">
            <text:p>Taurinus, Iacobus O.F.M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acobum Tarin|Iacobus Tarin|Iacobus Taurinus</text:p>
          </table:table-cell>
          <table:table-cell table:number-columns-repeated="1019"/>
        </table:table-row>
        <table:table-row table:style-name="ro1">
          <table:table-cell office:value-type="string">
            <text:p>Tavares Bocarro, Manuele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nuele Tavares Bocarro</text:p>
          </table:table-cell>
          <table:table-cell table:number-columns-repeated="1019"/>
        </table:table-row>
        <table:table-row table:style-name="ro1">
          <table:table-cell office:value-type="string">
            <text:p>Taveira, Franciscus S.J.</text:p>
          </table:table-cell>
          <table:table-cell office:value-type="string">
            <text:p>persName</text:p>
          </table:table-cell>
          <table:table-cell office:value-type="string">
            <text:p>Trigautius</text:p>
          </table:table-cell>
          <table:table-cell/>
          <table:table-cell office:value-type="string">
            <text:p>Franciscus Taveira|Franciscus Taveira|Franciscus Taveyra|Francisco Taveira|Francisco Taveira</text:p>
          </table:table-cell>
          <table:table-cell table:number-columns-repeated="1019"/>
        </table:table-row>
        <table:table-row table:style-name="ro1">
          <table:table-cell office:value-type="string">
            <text:p>Thaed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Thaedus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Timothe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himotheo</text:p>
          </table:table-cell>
          <table:table-cell table:number-columns-repeated="1019"/>
        </table:table-row>
        <table:table-row table:style-name="ro1">
          <table:table-cell office:value-type="string">
            <text:p>Thoma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. Thomas</text:p>
          </table:table-cell>
          <table:table-cell table:number-columns-repeated="1019"/>
        </table:table-row>
        <table:table-row table:style-name="ro1">
          <table:table-cell office:value-type="string">
            <text:p>Torrente, Stanisla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Stanislaus Torrente|Stanislaus Torrente</text:p>
          </table:table-cell>
          <table:table-cell table:number-columns-repeated="1019"/>
        </table:table-row>
        <table:table-row table:style-name="ro3">
          <table:table-cell office:value-type="string">
            <text:p>Torres, Antonius <text:span text:style-name="T1">de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de Torres|Antonius de Torres|Antonius Torres|Antonius Torres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Cosimus de Torre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Cosmum de Torres|Cosmum de Torres</text:p>
          </table:table-cell>
          <table:table-cell table:number-columns-repeated="1019"/>
        </table:table-row>
        <table:table-row table:style-name="ro1">
          <table:table-cell office:value-type="string">
            <text:p>Torres, Iohannes de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Joannes de Torres</text:p>
          </table:table-cell>
          <table:table-cell table:number-columns-repeated="1019"/>
        </table:table-row>
        <table:table-row table:style-name="ro1">
          <table:table-cell office:value-type="string">
            <text:p>Trigault, Nicolas S.J.</text:p>
          </table:table-cell>
          <table:table-cell office:value-type="string">
            <text:p>persName</text:p>
          </table:table-cell>
          <table:table-cell office:value-type="string">
            <text:p>http://www.viaf.org/2477678</text:p>
          </table:table-cell>
          <table:table-cell/>
          <table:table-cell table:style-name="ce2" office:value-type="string">
            <text:p>Trigautio|Trigautius|Nicolaus Trigautius|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urcotti, Carolus S.I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urcotti, Carolus S.I.|Carolus Turcottus|Carolo Turcotti|Carlos Turcoti|Turcotti</text:p>
          </table:table-cell>
          <table:table-cell table:number-columns-repeated="1019"/>
        </table:table-row>
        <table:table-row table:style-name="ro1">
          <table:table-cell office:value-type="string">
            <text:p>Valerius de Ledesm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VALERIUS DE LEDESMA|VALERIUS DE LEDESMA|Valerius de Ledesma|Valerius de Ledesma</text:p>
          </table:table-cell>
          <table:table-cell table:number-columns-repeated="1019"/>
        </table:table-row>
        <table:table-row table:style-name="ro1">
          <table:table-cell office:value-type="string">
            <text:p>Valguarneira, Thoma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homas Valguarneira|Thomas Valguarneira|Thomas Valguarnera|Thomas Valguarnera|Thoma de Valguaneira|Thoma de Valguaneir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Valignanus, Alexander S.J.</text:p>
          </table:table-cell>
          <table:table-cell office:value-type="string">
            <text:p>persName</text:p>
          </table:table-cell>
          <table:table-cell office:value-type="string">
            <text:p>http://www.viaf.org/76359221</text:p>
          </table:table-cell>
          <table:table-cell/>
          <table:table-cell table:style-name="ce2" office:value-type="string">
            <text:p>Alessandro Valignano|Alexandro Valignano|Alex. Valig.|Alexander Valignano|Alexander Valignanus</text:p>
          </table:table-cell>
          <table:table-cell table:number-columns-repeated="1019"/>
        </table:table-row>
        <table:table-row table:style-name="ro1">
          <table:table-cell office:value-type="string">
            <text:p>Varus, Franciscus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Varo</text:p>
          </table:table-cell>
          <table:table-cell table:number-columns-repeated="1019"/>
        </table:table-row>
        <table:table-row table:style-name="ro1">
          <table:table-cell office:value-type="string">
            <text:p>Vaz, Matthe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Mattheus Vaz|Mattheus Vaz|Mattheus Va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Ventura de Sarezana O.F.M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Ventura de Sarezana|Ventura de Sarezana O.F.M.</text:p>
          </table:table-cell>
          <table:table-cell table:number-columns-repeated="1019"/>
        </table:table-row>
        <table:table-row table:style-name="ro1">
          <table:table-cell office:value-type="string">
            <text:p>Vera, Ioannes de </text:p>
          </table:table-cell>
          <table:table-cell table:style-name="ce2" office:value-type="string">
            <text:p>persName</text:p>
          </table:table-cell>
          <table:table-cell table:number-columns-repeated="2"/>
          <table:table-cell table:style-name="ce2" office:value-type="string">
            <text:p>Ioanne de Vera</text:p>
          </table:table-cell>
          <table:table-cell table:number-columns-repeated="1019"/>
        </table:table-row>
        <table:table-row table:style-name="ro1">
          <table:table-cell office:value-type="string">
            <text:p>Vieyra, Sebastian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Sebastianus Vieyra|Sebastianus Vieyra</text:p>
          </table:table-cell>
          <table:table-cell table:number-columns-repeated="1019"/>
        </table:table-row>
        <table:table-row table:style-name="ro1">
          <table:table-cell office:value-type="string">
            <text:p>Villela, Gasparo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sparo Villela|Gasparo Villela</text:p>
          </table:table-cell>
          <table:table-cell table:number-columns-repeated="1019"/>
        </table:table-row>
        <table:table-row table:style-name="ro1">
          <table:table-cell office:value-type="string">
            <text:p>Villela, Vicent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Vicentius Villela</text:p>
          </table:table-cell>
          <table:table-cell table:number-columns-repeated="1019"/>
        </table:table-row>
        <table:table-row table:style-name="ro1">
          <table:table-cell office:value-type="string">
            <text:p>Vomi, Iohann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Vomi Joannes</text:p>
          </table:table-cell>
          <table:table-cell table:number-columns-repeated="1019"/>
        </table:table-row>
        <table:table-row table:style-name="ro1">
          <table:table-cell office:value-type="string">
            <text:p>Vota, Agustin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gustinus Vota|Augustinos Vota|Augustinos Vota|Augustinus Vota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Wen Zhou</text:p>
          </table:table-cell>
          <table:table-cell office:value-type="string">
            <text:p>persName</text:p>
          </table:table-cell>
          <table:table-cell office:value-type="string">
            <text:p>http://www.viaf.org/333154076018111860005</text:p>
          </table:table-cell>
          <table:table-cell/>
          <table:table-cell office:value-type="string">
            <text:p>Venguami|Venganus|Venguanum|Wen of Zhou|Venguani</text:p>
          </table:table-cell>
          <table:table-cell table:number-columns-repeated="1019"/>
        </table:table-row>
        <table:table-row table:style-name="ro1">
          <table:table-cell office:value-type="string">
            <text:p>Xaverius, Franciscus</text:p>
          </table:table-cell>
          <table:table-cell office:value-type="string">
            <text:p>persName</text:p>
          </table:table-cell>
          <table:table-cell office:value-type="string">
            <text:p>http://www.viaf.org/51717999</text:p>
          </table:table-cell>
          <table:table-cell/>
          <table:table-cell office:value-type="string">
            <text:p>Franciscus Xabierius|Franciscus Xaverius|Francisci Xabieri|Francisco Xavier|Xaverio|Xaverius|Saverius|Sancti Xaverii</text:p>
          </table:table-cell>
          <table:table-cell table:number-columns-repeated="1019"/>
        </table:table-row>
        <table:table-row table:style-name="ro1">
          <table:table-cell office:value-type="string">
            <text:p>Yama, Iohannes S.J.</text:p>
          </table:table-cell>
          <table:table-cell office:value-type="string">
            <text:p>persName</text:p>
          </table:table-cell>
          <table:table-cell office:value-type="string">
            <text:p>http://www.viaf.org/120872443</text:p>
          </table:table-cell>
          <table:table-cell/>
          <table:table-cell office:value-type="string">
            <text:p>Yama Joann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Yesün Temür Khan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mperator|Yesün Temür Khan</text:p>
          </table:table-cell>
          <table:table-cell table:number-columns-repeated="1019"/>
        </table:table-row>
        <table:table-row table:style-name="ro1">
          <table:table-cell office:value-type="string">
            <text:p>Yquiccuqui, Thoma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homas Yquiccuqui</text:p>
          </table:table-cell>
          <table:table-cell table:number-columns-repeated="1019"/>
        </table:table-row>
        <table:table-row table:style-name="ro1">
          <table:table-cell office:value-type="string">
            <text:p>Yuqui, Dida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Didacus Yuqui|Didacus Yuqui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Zeng zi</text:p>
          </table:table-cell>
          <table:table-cell office:value-type="string">
            <text:p>persName</text:p>
          </table:table-cell>
          <table:table-cell office:value-type="string">
            <text:p>http://www.viaf.org/103216532</text:p>
          </table:table-cell>
          <table:table-cell/>
          <table:table-cell office:value-type="string">
            <text:p>Zentii|Zeng zi</text:p>
          </table:table-cell>
          <table:table-cell table:number-columns-repeated="1019"/>
        </table:table-row>
        <table:table-row table:style-name="ro1">
          <table:table-cell office:value-type="string">
            <text:p>Duarte De Sande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Duarte De Sande</text:p>
          </table:table-cell>
          <table:table-cell table:number-columns-repeated="1019"/>
        </table:table-row>
        <table:table-row table:style-name="ro1">
          <table:table-cell office:value-type="string">
            <text:p>Antonius de Almeida S.J.ù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ntonius de Almeida</text:p>
          </table:table-cell>
          <table:table-cell table:number-columns-repeated="1019"/>
        </table:table-row>
        <table:table-row table:style-name="ro1">
          <table:table-cell office:value-type="string">
            <text:p>Lazarus Cattane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Lazarus Cattaneus</text:p>
          </table:table-cell>
          <table:table-cell table:number-columns-repeated="1019"/>
        </table:table-row>
        <table:table-row table:style-name="ro1">
          <table:table-cell office:value-type="string">
            <text:p>Franciscus Petri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s Petri </text:p>
          </table:table-cell>
          <table:table-cell table:number-columns-repeated="1019"/>
        </table:table-row>
        <table:table-row table:style-name="ro1">
          <table:table-cell office:value-type="string">
            <text:p>Iohannes de Roch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de Rocha</text:p>
          </table:table-cell>
          <table:table-cell table:number-columns-repeated="1019"/>
        </table:table-row>
        <table:table-row table:style-name="ro1">
          <table:table-cell office:value-type="string">
            <text:p>Didacus Pantoi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Didacus de Pantoia|Didacus Pantoia|Didacus de Pantoia</text:p>
          </table:table-cell>
          <table:table-cell table:number-columns-repeated="1019"/>
        </table:table-row>
        <table:table-row table:style-name="ro1">
          <table:table-cell office:value-type="string">
            <text:p>Bartholomaeus Tedeschi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artholomaeus Tedeschi</text:p>
          </table:table-cell>
          <table:table-cell table:number-columns-repeated="1019"/>
        </table:table-row>
        <table:table-row table:style-name="ro1">
          <table:table-cell office:value-type="string">
            <text:p>Ribeiro, Petr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etrus Ribeiro</text:p>
          </table:table-cell>
          <table:table-cell table:number-columns-repeated="1019"/>
        </table:table-row>
        <table:table-row table:style-name="ro1">
          <table:table-cell office:value-type="string">
            <text:p>Ferreira, Gaspar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Gaspar Ferreira</text:p>
          </table:table-cell>
          <table:table-cell table:number-columns-repeated="1019"/>
        </table:table-row>
        <table:table-row table:style-name="ro1">
          <table:table-cell office:value-type="string">
            <text:p>Alphonsus Vagnoni S.J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lphonsus Vagnoni</text:p>
          </table:table-cell>
          <table:table-cell table:number-columns-repeated="1019"/>
        </table:table-row>
        <table:table-row table:style-name="ro5">
          <table:table-cell office:value-type="string">
            <text:p>Felicianus de Sylv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elicianus de Sylva</text:p>
          </table:table-cell>
          <table:table-cell table:number-columns-repeated="1019"/>
        </table:table-row>
        <table:table-row table:style-name="ro1">
          <table:table-cell office:value-type="string">
            <text:p>Hieronymus Rodriguez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Hieronymus Rodriguez</text:p>
          </table:table-cell>
          <table:table-cell table:number-columns-repeated="1019"/>
        </table:table-row>
        <table:table-row table:style-name="ro1">
          <table:table-cell office:value-type="string">
            <text:p>Sebastianus de Ursi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Sebastianus de Ursis</text:p>
          </table:table-cell>
          <table:table-cell table:number-columns-repeated="1019"/>
        </table:table-row>
        <table:table-row table:style-name="ro1">
          <table:table-cell office:value-type="string">
            <text:p>Dias, Emanuel iunior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Emanuel Dias iunior</text:p>
          </table:table-cell>
          <table:table-cell table:number-columns-repeated="1019"/>
        </table:table-row>
        <table:table-row table:style-name="ro1">
          <table:table-cell office:value-type="string">
            <text:p>Franciscus Sambiasi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Franciscus Sambiasius|Franciscus Sambiasi</text:p>
          </table:table-cell>
          <table:table-cell table:number-columns-repeated="1019"/>
        </table:table-row>
        <table:table-row table:style-name="ro1">
          <table:table-cell office:value-type="string">
            <text:p>Iulius Aleni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ulio Aleni|Iulius Aleni</text:p>
          </table:table-cell>
          <table:table-cell table:number-columns-repeated="1019"/>
        </table:table-row>
        <table:table-row table:style-name="ro1">
          <table:table-cell office:value-type="string">
            <text:p>Petrus Spir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etrus Spira </text:p>
          </table:table-cell>
          <table:table-cell table:number-columns-repeated="1019"/>
        </table:table-row>
        <table:table-row table:style-name="ro1">
          <table:table-cell office:value-type="string">
            <text:p>Iohannes Uremon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Uremon</text:p>
          </table:table-cell>
          <table:table-cell table:number-columns-repeated="1019"/>
        </table:table-row>
        <table:table-row table:style-name="ro1">
          <table:table-cell office:value-type="string">
            <text:p>Iohannes Terenti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Terentius</text:p>
          </table:table-cell>
          <table:table-cell table:number-columns-repeated="1019"/>
        </table:table-row>
        <table:table-row table:style-name="ro1">
          <table:table-cell office:value-type="string">
            <text:p>Iohannes Adamus Schal à Bell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Adamus Schal à Bell|oannes Adamus Schal à Bell|Iohannes Adamus Schall|Ioannis Adami</text:p>
          </table:table-cell>
          <table:table-cell table:number-columns-repeated="1019"/>
        </table:table-row>
        <table:table-row table:style-name="ro1">
          <table:table-cell office:value-type="string">
            <text:p>Iacobus Rho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acobus Rho</text:p>
          </table:table-cell>
          <table:table-cell table:number-columns-repeated="1019"/>
        </table:table-row>
        <table:table-row table:style-name="ro1">
          <table:table-cell office:value-type="string">
            <text:p>Figueredo, Rodericus de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Rodericus de Figueredo</text:p>
          </table:table-cell>
          <table:table-cell table:number-columns-repeated="1019"/>
        </table:table-row>
        <table:table-row table:style-name="ro1">
          <table:table-cell office:value-type="string">
            <text:p>Froes, Iohannes S.J. 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Froes</text:p>
          </table:table-cell>
          <table:table-cell table:number-columns-repeated="1019"/>
        </table:table-row>
        <table:table-row table:style-name="ro1">
          <table:table-cell office:value-type="string">
            <text:p>Andreas Rodomin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ndreas Rodomina</text:p>
          </table:table-cell>
          <table:table-cell table:number-columns-repeated="1019"/>
        </table:table-row>
        <table:table-row table:style-name="ro1">
          <table:table-cell office:value-type="string">
            <text:p>Simon de Cuhn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Simon de Cuhna S.J.</text:p>
          </table:table-cell>
          <table:table-cell table:number-columns-repeated="1019"/>
        </table:table-row>
        <table:table-row table:style-name="ro1">
          <table:table-cell office:value-type="string">
            <text:p>Tranquillus Grasetti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Tranquillus Grasetti</text:p>
          </table:table-cell>
          <table:table-cell table:number-columns-repeated="1019"/>
        </table:table-row>
        <table:table-row table:style-name="ro1">
          <table:table-cell office:value-type="string">
            <text:p>Stephanus Faber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Stephanus Faber S.J.</text:p>
          </table:table-cell>
          <table:table-cell table:number-columns-repeated="1019"/>
        </table:table-row>
        <table:table-row table:style-name="ro1">
          <table:table-cell office:value-type="string">
            <text:p>Petrus Canevari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Petrus Canevari</text:p>
          </table:table-cell>
          <table:table-cell table:number-columns-repeated="1019"/>
        </table:table-row>
        <table:table-row table:style-name="ro1">
          <table:table-cell office:value-type="string">
            <text:p>Trigautius, Michaël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ichaël Trigautius</text:p>
          </table:table-cell>
          <table:table-cell table:number-columns-repeated="1019"/>
        </table:table-row>
        <table:table-row table:style-name="ro1">
          <table:table-cell office:value-type="string">
            <text:p>Todeschino, Augustinus S. 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ugustinus Todeschino</text:p>
          </table:table-cell>
          <table:table-cell table:number-columns-repeated="1019"/>
        </table:table-row>
        <table:table-row table:style-name="ro1">
          <table:table-cell office:value-type="string">
            <text:p>Antonius de Goue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ntonius de Gouea</text:p>
          </table:table-cell>
          <table:table-cell table:number-columns-repeated="1019"/>
        </table:table-row>
        <table:table-row table:style-name="ro1">
          <table:table-cell office:value-type="string">
            <text:p>Iohannes Monteiro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Monteiro</text:p>
          </table:table-cell>
          <table:table-cell table:number-columns-repeated="1019"/>
        </table:table-row>
        <table:table-row table:style-name="ro1">
          <table:table-cell office:value-type="string">
            <text:p>Ludovicus Buglio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Ludovicus Buglio</text:p>
          </table:table-cell>
          <table:table-cell table:number-columns-repeated="1019"/>
        </table:table-row>
        <table:table-row table:style-name="ro1">
          <table:table-cell office:value-type="string">
            <text:p>Michael Valta <text:s/>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Michael Valta</text:p>
          </table:table-cell>
          <table:table-cell table:number-columns-repeated="1019"/>
        </table:table-row>
        <table:table-row table:style-name="ro1">
          <table:table-cell office:value-type="string">
            <text:p>Nicolaus Viva <text:s/>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Nicolaus Viva</text:p>
          </table:table-cell>
          <table:table-cell table:number-columns-repeated="1019"/>
        </table:table-row>
        <table:table-row table:style-name="ro1">
          <table:table-cell office:value-type="string">
            <text:p>Gabriel de Magalhoes <text:s/>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Gabriel de Magalhoes</text:p>
          </table:table-cell>
          <table:table-cell table:number-columns-repeated="1019"/>
        </table:table-row>
        <table:table-row table:style-name="ro1">
          <table:table-cell office:value-type="string">
            <text:p>Iosephus de Almeida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sephus de Almeida</text:p>
          </table:table-cell>
          <table:table-cell table:number-columns-repeated="1019"/>
        </table:table-row>
        <table:table-row table:style-name="ro1">
          <table:table-cell office:value-type="string">
            <text:p>Franciscus Ferrari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Ferraris</text:p>
          </table:table-cell>
          <table:table-cell table:number-columns-repeated="1019"/>
        </table:table-row>
        <table:table-row table:style-name="ro1">
          <table:table-cell office:value-type="string">
            <text:p>Iohannes Nicolaus Smogolecky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Nicolaus Smogolecky</text:p>
          </table:table-cell>
          <table:table-cell table:number-columns-repeated="1019"/>
        </table:table-row>
        <table:table-row table:style-name="ro1">
          <table:table-cell office:value-type="string">
            <text:p>Xavier, Andrea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Andreas Xavier</text:p>
          </table:table-cell>
          <table:table-cell table:number-columns-repeated="1019"/>
        </table:table-row>
        <table:table-row table:style-name="ro1">
          <table:table-cell office:value-type="string">
            <text:p>Iohannes Valat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hannes Valat</text:p>
          </table:table-cell>
          <table:table-cell table:number-columns-repeated="1019"/>
        </table:table-row>
        <table:table-row table:style-name="ro1">
          <table:table-cell office:value-type="string">
            <text:p>Emanuel Giorgi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Emanuel Giorgi</text:p>
          </table:table-cell>
          <table:table-cell table:number-columns-repeated="1019"/>
        </table:table-row>
        <table:table-row table:style-name="ro5">
          <table:table-cell office:value-type="string">
            <text:p>Felicianus Pacheco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elicianus Pacheco</text:p>
          </table:table-cell>
          <table:table-cell table:number-columns-repeated="1019"/>
        </table:table-row>
        <table:table-row table:style-name="ro1">
          <table:table-cell office:value-type="string">
            <text:p>Bartholomaeus Martinez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Bartholomaeus Martinez</text:p>
          </table:table-cell>
          <table:table-cell table:number-columns-repeated="1019"/>
        </table:table-row>
        <table:table-row table:style-name="ro1">
          <table:table-cell office:value-type="string">
            <text:p>Lazzarus Cattanae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Lazzarus Cattanaeus</text:p>
          </table:table-cell>
          <table:table-cell table:number-columns-repeated="1019"/>
        </table:table-row>
        <table:table-row table:style-name="ro1">
          <table:table-cell office:value-type="string">
            <text:p>Iohannes Soërius S.J.</text:p>
          </table:table-cell>
          <table:table-cell office:value-type="string">
            <text:p>persName</text:p>
          </table:table-cell>
          <table:table-cell table:number-columns-repeated="2"/>
          <table:table-cell table:style-name="ce2" office:value-type="string">
            <text:p>Iohannes Soërius </text:p>
          </table:table-cell>
          <table:table-cell table:number-columns-repeated="1019"/>
        </table:table-row>
        <table:table-row table:style-name="ro1">
          <table:table-cell office:value-type="string">
            <text:p>Iohannes de Rocha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hannes de Rocha</text:p>
          </table:table-cell>
          <table:table-cell table:number-columns-repeated="1019"/>
        </table:table-row>
        <table:table-row table:style-name="ro1">
          <table:table-cell office:value-type="string">
            <text:p>Franciscus Sambiasi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Franciscus Sambiasius</text:p>
          </table:table-cell>
          <table:table-cell table:number-columns-repeated="1019"/>
        </table:table-row>
        <table:table-row table:style-name="ro4">
          <table:table-cell office:value-type="string">
            <text:p>Hieronymus Natalis<text:span text:style-name="T3"> S.J.</text:span>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Hieronymi Natalis</text:p>
          </table:table-cell>
          <table:table-cell table:number-columns-repeated="1019"/>
        </table:table-row>
        <table:table-row table:style-name="ro1">
          <table:table-cell office:value-type="string">
            <text:p>Iohannes Foe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Iohannes Foes</text:p>
          </table:table-cell>
          <table:table-cell table:number-columns-repeated="1019"/>
        </table:table-row>
        <table:table-row table:style-name="ro1">
          <table:table-cell office:value-type="string">
            <text:p>Alfonsus Pacecus S.J.</text:p>
          </table:table-cell>
          <table:table-cell office:value-type="string">
            <text:p>persName</text:p>
          </table:table-cell>
          <table:table-cell table:number-columns-repeated="2"/>
          <table:table-cell office:value-type="string">
            <text:p>Alfonsus Pacecus</text:p>
          </table:table-cell>
          <table:table-cell table:number-columns-repeated="1019"/>
        </table:table-row>
        <table:table-row table:style-name="ro1">
          <table:table-cell office:value-type="string">
            <text:p>Romanus Tamura S.J</text:p>
          </table:table-cell>
          <table:table-cell office:value-type="string">
            <text:p>persName</text:p>
          </table:table-cell>
          <table:table-cell table:style-name="ce2"/>
          <table:table-cell/>
          <table:table-cell table:style-name="ce2" office:value-type="string">
            <text:p>Romanus Tamora|Romanus Tamura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Acho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ccon|Achon</text:p>
          </table:table-cell>
          <table:table-cell office:value-type="string">
            <text:p>ELA_TEI/TESTI DEF/1. SINICA/ELA_2_2_iohannesdemontecorvino_epistula2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driaticum</text:p>
          </table:table-cell>
          <table:table-cell table:style-name="ce8" office:value-type="string">
            <text:p>geogName</text:p>
          </table:table-cell>
          <table:table-cell table:style-name="ce8" office:value-type="string">
            <text:p>https://pleiades.stoa.org/places/1004</text:p>
          </table:table-cell>
          <table:table-cell table:style-name="ce8" office:value-type="string">
            <text:p>mare</text:p>
          </table:table-cell>
          <table:table-cell table:style-name="ce8" office:value-type="string">
            <text:p>mare Adriaticum|mare Adriaticum</text:p>
          </table:table-cell>
          <table:table-cell table:style-name="ce12"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ethiop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39274</text:p>
          </table:table-cell>
          <table:table-cell table:style-name="ce8"/>
          <table:table-cell table:style-name="ce8" office:value-type="string">
            <text:p>Ethyopia|Aethiopia|Aethiopiae|Aethiopiae|Ethiopia|Ethiopia</text:p>
          </table:table-cell>
          <table:table-cell table:style-name="ce12" office:value-type="string">
            <text:p>ELA_TEI/TESTI DEF/1. SINICA/ELA_2_2_iohannesdemontecorvino_epistula3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iaç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iaç|Aiaç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kashi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847966</text:p>
          </table:table-cell>
          <table:table-cell table:style-name="ce8"/>
          <table:table-cell table:style-name="ce8" office:value-type="string">
            <text:p>Akashi|Acaxi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lmaligh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lmaligh|Amalech|Almalik|Alimali</text:p>
          </table:table-cell>
          <table:table-cell office:value-type="string">
            <text:p>ELA_TEI/TESTI DEF/1. SINICA/ELA_2_2_martyrium_fr_minorum_almaligh.xml|ELA_TEI/TESTI DEF/1. SINICA/ELA_2_2_paschalisdavictoria_epistola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ngl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6269131</text:p>
          </table:table-cell>
          <table:table-cell table:style-name="ce8"/>
          <table:table-cell table:style-name="ce8" office:value-type="string">
            <text:p>Anglia|Angliam</text:p>
          </table:table-cell>
          <table:table-cell office:value-type="string">
            <text:p>ELA_TEI/TESTI DEF/1. SINICA/ELA_2_2_iohannesdemontecorvino_epistula2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rcing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rcinga|Arcinga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rim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rima|Arimensi|Domus Arimensis|Arimensi Domo</text:p>
          </table:table-cell>
          <table:table-cell office:value-type="string">
            <text:p>ELA_TEI/TESTI DEF/3. JAP/ELA_2_0_de_ledesma_catalogus_16190220.xml|ELA_TEI/TESTI DEF/3. JAP/ELA_2_2_catalogo_para_claudio_aqua_viva_1588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rmen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981507</text:p>
          </table:table-cell>
          <table:table-cell table:style-name="ce8"/>
          <table:table-cell table:style-name="ce8" office:value-type="string">
            <text:p>Armenia|Armenie|Armenie Maioris|Armenie Minoris</text:p>
          </table:table-cell>
          <table:table-cell office:value-type="string">
            <text:p>ELA_TEI/TESTI DEF/5. altri_archivi/UNIVE_3_1_polus_milione.xml|ELA_TEI/TESTI DEF/1. SINICA/ELA_2_2_peregrinus_epistolaepiscopizaytunensis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rmenia Maior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rmenia Maior|Armenia Maior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rmenia Minor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rmenia Minori|Armenia Minori|Armenia Parva|Armenia Parva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s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syam|Asyam|Asia|Asiam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sia Med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syam Mediam|Asyam Mediam|Asiam Mediam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ssisium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413037</text:p>
          </table:table-cell>
          <table:table-cell table:style-name="ce8"/>
          <table:table-cell table:style-name="ce8" office:value-type="string">
            <text:p>Assisium|Assisii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talay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talaya|Atalaya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Avenio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://pleiades.stoa.org/places/148004</text:p>
          </table:table-cell>
          <table:table-cell table:style-name="ce8"/>
          <table:table-cell table:style-name="ce8" office:value-type="string">
            <text:p>Avenio|Avinionem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Baicu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aicu|Baachu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Baldach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aldach|Baldach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Barach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arach|Barach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Barcello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arcellos|Barcellos</text:p>
          </table:table-cell>
          <table:table-cell office:value-type="string">
            <text:p>ELA_TEI/TESTI DEF/1. SINICA/ELA_2_2_augustinus_paschalis_responsum_1689113030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Basilitan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asilitano|Basilitano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Baudach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audach|Baudach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Braccarensi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raccarensis|Braccarensis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Bucharr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ucharra|Bucharra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Buge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ugen</text:p>
          </table:table-cell>
          <table:table-cell office:value-type="string">
            <text:p>ELA_TEI/TESTI DEF/3. JAP/ELA_2_2_valignanus_catalogus_159301.xml|ELA_TEI/TESTI DEF/3. JAP/ELA_2_0_de_ledesma_catalogus_16190220.xml|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Bung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Bungi|Bungo|Bunguensi|Bunguensi regno|Bungi|Bungi|Residentia Bungensis|Bungensi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ambodj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ambogensis</text:p>
          </table:table-cell>
          <table:table-cell office:value-type="string">
            <text:p>ELA_TEI/TESTI DEF/3. JAP/ELA_2_2_montefusculus_acta_congregationis_1650.xml|ELA_TEI/TESTI DEF/1. SINICA/ELA_2_2_majorica_indiculus_alphabeticus_1654.xml|ELA_TEI/TESTI DEF/1. SINICA/ELA_2_2_majorica_tertius_catalogus_provinciae_japonica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anton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5149222</text:p>
          </table:table-cell>
          <table:table-cell table:style-name="ce8"/>
          <table:table-cell table:style-name="ce8" office:value-type="string">
            <text:p>Cantoni|urbe metropolitana Cantoniensi|Canton|civitatis Cantoniensis|Cantonensi|Cantonensi|Cantonensis|Cantonensis|Guangzhou|provinciae Cantonensis|provinciae Cantonensis|Cantoniensi provincia|provinciae Cantonensis|provinciae Cantonensis|Cantoniensi provincia</text:p>
          </table:table-cell>
          <table:table-cell office:value-type="string">
            <text:p>ELA_TEI/TESTI DEF/1. SINICA/ELA_2_2_bonaventura_ibanez_epistola_ad_episcopos_tunkinenses_1674.xml|ELA_TEI/TESTI DEF/1. SINICA/ELA_2_2_augustinusapaschali_epistola_16841215.xml|ELA_TEI/TESTI DEF/1. SINICA/ELA_2_2_bonaventura_ibanez_epistola_ad_cardinales_167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anzusaensis Resident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anzusaensi|Residentia Canzusaensis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aspium mare</text:p>
          </table:table-cell>
          <table:table-cell table:style-name="ce8" office:value-type="string">
            <text:p>geogName</text:p>
          </table:table-cell>
          <table:table-cell table:style-name="ce8" office:value-type="string">
            <text:p>https://pleiades.stoa.org/places/884130</text:p>
          </table:table-cell>
          <table:table-cell table:style-name="ce8"/>
          <table:table-cell table:style-name="ce8" office:value-type="string">
            <text:p>Caspium mare|Caspium mare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athay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athay|Cothay|Cathay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ayton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797353/</text:p>
          </table:table-cell>
          <table:table-cell table:style-name="ce8"/>
          <table:table-cell table:style-name="ce8" office:value-type="string">
            <text:p>Cayton|Zayton|Quanzhou|Dioecesis Zaitonensis|</text:p>
          </table:table-cell>
          <table:table-cell office:value-type="string">
            <text:p>ELA_TEI/TESTI DEF/1. SINICA/ELA_2_2_paschalisdavictoria_epistola.xml|ELA_TEI/TESTI DEF/1. SINICA/ELA_2_2_iohannesdemontecorvino_epistula3.xml|ELA_TEI/TESTI DEF/1. SINICA/ELA_2_2_iohannesdemontecorvino_epistula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angcheu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hangcheu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hans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ansi|Chansi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hantong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antung|provincia de Xantung|Chantong|Xantung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asui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hasuin|Chasuin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ayser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hayseria|Chayseria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ekiang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hekiang|Chekiang|Tchekiang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ens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ensi|Chensi</text:p>
          </table:table-cell>
          <table:table-cell office:value-type="string">
            <text:p>ELA_TEI/TESTI DEF/1. SINICA/ELA_2_2_augustinus_paschalis_responsum_1689113030.xml|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ermam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hermam|Chermam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ijiw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hijiwa|Chinyivaensem|Ccingiva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in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inae|Sina|gran China|Chinae|regno sinico|Sinȩ|sinicum regnum|imperii Sinarum|Sinarum interiorem regionem|China|regni sinici|regno Sinarum|Sinis|sinico regno|Sinarum|Sinam|regnum sinicum|Chinan|Cino regno</text:p>
          </table:table-cell>
          <table:table-cell office:value-type="string">
            <text:p>ELA_TEI/TESTI DEF/3. JAP/ELA_2_2_valignanus_catalogus_159301.xml|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iuencheu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hiuencheu|Chiuencheu</text:p>
          </table:table-cell>
          <table:table-cell office:value-type="string">
            <text:p>ELA_TEI/TESTI DEF/1. SINICA/ELA_2_2_ibanez_brevis_relatio.xml|ELA_TEI/TESTI DEF/3. JAP/ELA_2_2_valignanus_catalogus_159301.xml|ELA_TEI/TESTI DEF/1. SINICA/ELA_2_2_bonaventura_ibanez_epistola_ad_episcopos_tunkinenses_1674.xml|ELA_TEI/TESTI DEF/1. SINICA/ELA_2_2_augustinusapaschali_epistola_16841215.xml|ELA_TEI/TESTI DEF/1. SINICA/ELA_2_2_augustinus_paschalis_responsa_16890315.xml|ELA_TEI/TESTI DEF/1. SINICA/ELA_2_2_augustinus_paschalis_responsum_1689113030.xml|ELA_TEI/TESTI DEF/3. JAP/ELA_2_2_saverius_a_loyola_15480120.xml|ELA_TEI/TESTI DEF/1. SINICA/ELA_2_2_bonaventura_ibanez_epistola_ad_episcopos_tunkinenses_1675.xml|ELA_TEI/TESTI DEF/1. SINICA/ELA_2_2_bonaventura_ibanez_epistola_ad_cardinales_167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iamp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iampa|Ciampa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Çiraç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Çiraç|Çiraç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obina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binan|Cobinan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occinozu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ccinozu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chi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chín|Cocini|Cochim|Cochim|Coccicinenses|Coccicinenses|Conchensis|Conchensis|Cocicinae|Cocicinae|Cocicinensis|Cocicinensis|Cocincinensi|Cocincinensi|Cocincinensi|Cocincinensi|Cocinensis|Cocinensis|Cocicinae|Cocicinae|Cocicinensis|Cocicinensis|Cocincinensi|Cocincinensi|Cocincinensi|Cocincinensi|Cocinensis|Cocinensis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lon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108751</text:p>
          </table:table-cell>
          <table:table-cell table:style-name="ce8"/>
          <table:table-cell table:style-name="ce8" office:value-type="string">
            <text:p>Coloniam|Colonia|Colonie|Coloni|Coloni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nstantinopolis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://pleiades.stoa.org/places/520998</text:p>
          </table:table-cell>
          <table:table-cell table:style-name="ce8"/>
          <table:table-cell table:style-name="ce8" office:value-type="string">
            <text:p>Constantinopolim|Costantinopolis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rea 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rea|Coream|provinciae Coreae</text:p>
          </table:table-cell>
          <table:table-cell office:value-type="string">
            <text:p>ELA_TEI/TESTI DEF/3. JAP/ELA_2_2_saverius_a_loyola_15480120.xml|ELA_TEI/TESTI DEF/3. JAP/ELA_2_2_saverius_a_loyola_1549011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rmo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rmos|Cormos</text:p>
          </table:table-cell>
          <table:table-cell office:value-type="string">
            <text:p>ELA_TEI/TESTI DEF/1. SINICA/ELA_2_2_iohannesdemontecorvino_epistula2.xml|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rtalinum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rtalinum|Cortalinum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ulan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ulani|Coulani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Cumanie</text:p>
          </table:table-cell>
          <table:table-cell table:style-name="ce8" office:value-type="string">
            <text:p>placeName</text:p>
          </table:table-cell>
          <table:table-cell table:style-name="ce11" office:value-type="string">
            <text:p><text:span text:style-name="T6"><text:a xlink:href="https://pleiades.stoa.org/places/863772">https://pleiades.stoa.org/places/863772</text:a></text:span></text:p>
          </table:table-cell>
          <table:table-cell table:style-name="ce8"/>
          <table:table-cell table:style-name="ce8" office:value-type="string">
            <text:p>Comaniam|Comania|Cumanie|Comanie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urdista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urdistan|Curdistan</text:p>
          </table:table-cell>
          <table:table-cell office:value-type="string">
            <text:p>ELA_TEI/TESTI DEF/4. PRIMARY/ELA_2_2_valignanus_epistula_de_martir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Don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Don|Don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Europ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991376</text:p>
          </table:table-cell>
          <table:table-cell table:style-name="ce8"/>
          <table:table-cell table:style-name="ce8" office:value-type="string">
            <text:p>Europa|Europȩ|Europe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okien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811017</text:p>
          </table:table-cell>
          <table:table-cell table:style-name="ce8"/>
          <table:table-cell table:style-name="ce8" office:value-type="string">
            <text:p>provincȩ Fokien|Fokien|Fokiensi|Fokiensis|Fokiense|Fokiensi|Foukien|Fokiensis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ontanaros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Fontanarosa|Fontanarosa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ormosa (Tayvuan)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668284</text:p>
          </table:table-cell>
          <table:table-cell table:style-name="ce8"/>
          <table:table-cell table:style-name="ce8" office:value-type="string">
            <text:p>Formosa|Tayvuan|insularum Formosae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Fuga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Fugan|Fugan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una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Funay|Funai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Galatas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262143/</text:p>
          </table:table-cell>
          <table:table-cell table:style-name="ce8"/>
          <table:table-cell table:style-name="ce8" office:value-type="string">
            <text:p>Galatas</text:p>
          </table:table-cell>
          <table:table-cell office:value-type="string">
            <text:p>ELA_TEI/TESTI DEF/3. JAP/ELA_2_0_de_ledesma_catalogus_16190220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Gall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993</text:p>
          </table:table-cell>
          <table:table-cell table:style-name="ce8"/>
          <table:table-cell table:style-name="ce8" office:value-type="string">
            <text:p>Gallie|Gallia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Gangis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Gangem|Gangem</text:p>
          </table:table-cell>
          <table:table-cell office:value-type="string">
            <text:p>ELA_TEI/TESTI DEF/3. JAP/ELA_2_0_de_ledesma_catalogus_16190220.xml|ELA_TEI/TESTI DEF/3. JAP/ELA_2_0_primus_catalogus_provinciae_philippinarum_162105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Ganha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Ganhai</text:p>
          </table:table-cell>
          <table:table-cell office:value-type="string">
            <text:p>ELA_TEI/TESTI DEF/1. SINICA/ELA_2_2_ibanez_brevis_relatio.xml|ELA_TEI/TESTI DEF/1. SINICA/ELA_2_2_augustinusapaschalis_epistola_16891211.xml|ELA_TEI/TESTI DEF/1. SINICA/ELA_2_2_bonaventura_ibanez_epistola_ad_episcopos_tunkinenses_1674.xml|ELA_TEI/TESTI DEF/1. SINICA/ELA_2_2_augustinusapaschali_epistola_16841215.xml|ELA_TEI/TESTI DEF/1. SINICA/ELA_2_2_augustinus_paschalis_responsa_16890315.xml|ELA_TEI/TESTI DEF/1. SINICA/ELA_2_2_augustinus_paschalis_responsum_1689113030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Ganxa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Ganxai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Gazar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Gazariam|Gazzariam|Gazari|provincie Gazzarie|Gazaria|Cassari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8" office:value-type="string">
            <text:p>Genu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383664/</text:p>
          </table:table-cell>
          <table:table-cell table:style-name="ce8"/>
          <table:table-cell table:style-name="ce8" office:value-type="string">
            <text:p>Ianuensis|Genua|Ianuensium|Genuensis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Go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Gouae|Goa|Goa insula|Goa insula|Goae|Goae|Goam|Goam|Goȩ|Goȩ|Goënse|Goënsis civitas|Goënsis civitas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Graec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390903</text:p>
          </table:table-cell>
          <table:table-cell table:style-name="ce8"/>
          <table:table-cell table:style-name="ce8" office:value-type="string">
            <text:p>Graeciam|Graecia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aimuen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Haimuen|Haimuen</text:p>
          </table:table-cell>
          <table:table-cell office:value-type="string">
            <text:p>ELA_TEI/TESTI DEF/4. PRIMARY/ELA_3_2_valignanus_catechismus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ainan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809054/</text:p>
          </table:table-cell>
          <table:table-cell table:style-name="ce8"/>
          <table:table-cell table:style-name="ce8" office:value-type="string">
            <text:p>Hainan|Haynan|Haynanica</text:p>
          </table:table-cell>
          <table:table-cell office:value-type="string">
            <text:p>ELA_TEI/TESTI DEF/1. SINICA/ELA_2_2_augustinusapaschali_epistola_16841215.xml|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angcheu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Hangcheumo|Hangcheu</text:p>
          </table:table-cell>
          <table:table-cell office:value-type="string">
            <text:p>ELA_TEI/TESTI DEF/3. JAP/ELA_2_2_cathalogus_domorum_19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arim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Arimae|Farimae|Harima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aynanic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Haynanica|Haynanica</text:p>
          </table:table-cell>
          <table:table-cell office:value-type="string">
            <text:p>ELA_TEI/TESTI DEF/1. SINICA/ELA_2_2_paschalisdavictoria_epistola.xml|ELA_TEI/TESTI DEF/1. SINICA/ELA_2_2_iohannesdemontecorvino_epistula3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ig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Higo|Fingo</text:p>
          </table:table-cell>
          <table:table-cell office:value-type="string">
            <text:p>ELA_TEI/TESTI DEF/1. SINICA/ELA_2_2_martyrium_fr_minorum_almaligh.xml|ELA_TEI/TESTI DEF/1. SINICA/ELA_2_2_andreasdeperus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irad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Hirado|Firandensem|Firando</text:p>
          </table:table-cell>
          <table:table-cell office:value-type="string">
            <text:p>ELA_TEI/TESTI DEF/2. INDICA/ELA_2_2_lancillottus_epistola_15461105.xml|ELA_TEI/TESTI DEF/4. PRIMARY/ELA_2_2_valignanus_epistula_de_martirio.xml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Hispania</text:p>
          </table:table-cell>
          <table:table-cell table:style-name="ce8" office:value-type="string">
            <text:p>placeName</text:p>
          </table:table-cell>
          <table:table-cell table:style-name="ce11" office:value-type="string">
            <text:p><text:span text:style-name="T6"><text:a xlink:href="https://pleiades.stoa.org/places/1027">https://pleiades.stoa.org/places/1027</text:a></text:span></text:p>
          </table:table-cell>
          <table:table-cell table:style-name="ce8"/>
          <table:table-cell table:style-name="ce8" office:value-type="string">
            <text:p>Hispania|Hispaniȩ|Hispaniam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ispaniae provinciae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provinciarum Hispaniae|provinciarum Hispaniae</text:p>
          </table:table-cell>
          <table:table-cell office:value-type="string">
            <text:p>ELA_TEI/confucioferrer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ize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Figen|Hizen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oeiga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Hoeigan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onan Jiang Pe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Honnan|Honan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oukuang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Hukuang|Houkuang</text:p>
          </table:table-cell>
          <table:table-cell office:value-type="string">
            <text:p>ELA_TEI/TESTI DEF/1. SINICA/ELA_2_2_majorica_indiculus_alphabeticus_1654.xml|ELA_TEI/TESTI DEF/1. SINICA/ELA_2_2_majorica_tertius_catalogus_provinciae_japonica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ungar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719819</text:p>
          </table:table-cell>
          <table:table-cell table:style-name="ce8"/>
          <table:table-cell table:style-name="ce8" office:value-type="string">
            <text:p>Ungariam|Hungaria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erusalem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687928</text:p>
          </table:table-cell>
          <table:table-cell table:style-name="ce8"/>
          <table:table-cell table:style-name="ce8" office:value-type="string">
            <text:p>Ierusalem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nd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50004</text:p>
          </table:table-cell>
          <table:table-cell table:style-name="ce8"/>
          <table:table-cell table:style-name="ce8" office:value-type="string">
            <text:p>India|Yndie|Yndiam|Yndia|India|Indias|Indie|Provinciam Indicam|Provinciam Indicam</text:p>
          </table:table-cell>
          <table:table-cell office:value-type="string">
            <text:p>ELA_TEI/TESTI DEF/3. JAP/ELA_2_2_valignanus_catalogus_159301.xml|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ndiae Orientalis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50004</text:p>
          </table:table-cell>
          <table:table-cell table:style-name="ce8"/>
          <table:table-cell table:style-name="ce8" office:value-type="string">
            <text:p>India Orientali|India Orientali|INDIA Orientali|Indiam orientalem|Indiam Orientalem|India Orientali|India Orientali|INDIA Orientali|Indiam orientalem|Indiam Orientalem|Provinciam Indicam|Provinciam|Indiae|Indiae Indicam|Indica Provincia|Indica Provincia</text:p>
          </table:table-cell>
          <table:table-cell office:value-type="string">
            <text:p>ELA_TEI/TESTI DEF/1. SINICA/ELA_2_2_bonaventura_ibanez_epistola_ad_cardinales_iulio1672.xml|ELA_TEI/TESTI DEF/1. SINICA/ELA_2_2_ibanez_brevis_relatio.xml|ELA_TEI/TESTI DEF/1. SINICA/ELA_2_2_bonaventura_ibanez_epistola_ad_cardinales_167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talia</text:p>
          </table:table-cell>
          <table:table-cell table:style-name="ce8" office:value-type="string">
            <text:p>placeName</text:p>
          </table:table-cell>
          <table:table-cell table:style-name="ce8"/>
          <table:table-cell table:style-name="ce8" office:value-type="string">
            <text:p>https://pleiades.stoa.org/places/452346</text:p>
          </table:table-cell>
          <table:table-cell table:style-name="ce8" office:value-type="string">
            <text:p>Italia|Italia</text:p>
          </table:table-cell>
          <table:table-cell office:value-type="string">
            <text:p>ELA_TEI/TESTI DEF/3. JAP/ELA_2_2_lainez_normas_155807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y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regni Yo|Iyo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zum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Izumi|Ynzumi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Japon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Japon|Jappon|Japone|Japone|Japonia|Japonia|Japonia|Japonie|Japponiam|Japoniae|Japoniae|Japoniam|Japoniam|Iaponiæ Regnum|Iaponiæ Regnum|Provinciae Japonensis|Provinciae Japonensis|Japonicae|Japponica Provincia|Provincia Japponica Provinciae|Japonicae|Japponica|Provinciae Japponiae|Provinciae Japponiae Viceprovincia|Japonica Viceprovincia|Japponicae Viceprovinciae|Japonicae Viceprovinciae Provinciae|JAPPONICA PROVINCIA|Iaponiam|Iaponiam|JAPPONICA PROVINCIA</text:p>
          </table:table-cell>
          <table:table-cell office:value-type="string">
            <text:p>ELA_TEI/TESTI DEF/1. SINICA/ELA_2_2_augustinus_paschalis_responsum_1689113030.xml|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arakita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arakitai|Karakytai|Kara-Khitai|Nigri Kitai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atsus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atsusa|Canzusaensem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hanbaliq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816670/</text:p>
          </table:table-cell>
          <table:table-cell table:style-name="ce8"/>
          <table:table-cell table:style-name="ce8" office:value-type="string">
            <text:p>Peking|Pacchin|Khanbaliq|Cambalec|Ta Tu|Peking|Yen-King|Cambalieth|Chambaliech|Ga[m]balech|Cambaliensem civitatem|Kambaliensis sedis|Cambaliech</text:p>
          </table:table-cell>
          <table:table-cell office:value-type="string">
            <text:p>ELA_TEI/confucioferrer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iang si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806222</text:p>
          </table:table-cell>
          <table:table-cell table:style-name="ce8"/>
          <table:table-cell table:style-name="ce8" office:value-type="string">
            <text:p>Kiangsi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iov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ttps://www.geonames.org/703448</text:p>
          </table:table-cell>
          <table:table-cell table:style-name="ce8"/>
          <table:table-cell table:style-name="ce8" office:value-type="string">
            <text:p>Kioviam|Kiovia</text:p>
          </table:table-cell>
          <table:table-cell office:value-type="string">
            <text:p>ELA_TEI/TESTI DEF/3. JAP/ELA_2_2_primus_catalogus_jap_1654.xml|ELA_TEI/TESTI DEF/1. SINICA/ELA_2_2_iohannesdemontecorvino_epistula3.xml|ELA_TEI/TESTI DEF/3. JAP/ELA_2_2_cathalogus_domorum_1954.xml|ELA_TEI/TESTI DEF/1. SINICA/ELA_2_2_iohannesdemontecorvino_epistula2.xml|ELA_TEI/TESTI DEF/2. INDICA/ELA_2_2_ignatius_de_loyola_p_francisco_xaverio_10_oct_1549.xml|ELA_TEI/TESTI DEF/3. JAP/ELA_2_2_valignanus_catalogus_159301.xml|ELA_TEI/TESTI DEF/1. SINICA/ELA_2_2_andreasdeperusia_epistola.xml|ELA_TEI/TESTI DEF/1. SINICA/ELA_2_2_bonaventura_ibanez_epistola_ad_episcopos_tunkinenses_1674.xml|ELA_TEI/TESTI DEF/3. JAP/ELA_2_2_depolanco_anotaciones_sobre_las_misiones_1558.xml|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og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oga|Conguensem</text:p>
          </table:table-cell>
          <table:table-cell office:value-type="string">
            <text:p>ELA_TEI/TESTI DEF/1. SINICA/ELA_2_2_bonaventura_ibanez_epistola_ad_episcopos_tunkinenses_167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onour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nsurensis|Konoura|Connurensem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ouangtong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ouangtong|civitate Kuangtonensi|Kuangtung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oueitcheou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809445</text:p>
          </table:table-cell>
          <table:table-cell table:style-name="ce8"/>
          <table:table-cell table:style-name="ce8" office:value-type="string">
            <text:p>Kueicheu|Koueitcheou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uangcheu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uangcheu|Kuangcheu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uangs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uangsi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uangtung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Kuangtung|Kuangtungnensi|Kuangtungnensi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ameg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Lamego|Lamego</text:p>
          </table:table-cell>
          <table:table-cell office:value-type="string">
            <text:p>ELA_TEI/TESTI DEF/1. SINICA/ELA_2_2_iohannesdemontecorvino_epistula3.xml|ELA_TEI/TESTI DEF/1. SINICA/ELA_2_2_andreasdeperusia_epistola.xml|ELA_TEI/TESTI DEF/1. SINICA/ELA_2_2_peregrinus_epistolaepiscopizaytunensis.xml|ELA_TEI/TESTI DEF/1. SINICA/ELA_2_2_iohannesdemontecorvino_epistula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ank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Lanki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isbo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rbms.info/lpn/v/vlysipone/</text:p>
          </table:table-cell>
          <table:table-cell table:style-name="ce8"/>
          <table:table-cell table:style-name="ce8" office:value-type="string">
            <text:p>Olyssipone|Lisboa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ugdunum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167717</text:p>
          </table:table-cell>
          <table:table-cell table:style-name="ce8"/>
          <table:table-cell table:style-name="ce8" office:value-type="string">
            <text:p>Lugdunum|Lugduno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usitan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981529</text:p>
          </table:table-cell>
          <table:table-cell table:style-name="ce8"/>
          <table:table-cell table:style-name="ce8" office:value-type="string">
            <text:p>Lusitania|Lusitania|Lucitaniȩ|Lusitaniam|Lusitaniam|Lusitanię regno|Lusitanię regno|Lusitanorum|Lusitanorum|Lusitanos|Lusitanos|Lusitaniȩnatione|Lusitanus|Lucitaniȩ|Lucitaniȩ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uzon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Luzon|Luzon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cassar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acassariae|Macassariae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Macaum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COLLEGIO MACAENSI|Collegio Amacusaensi|Collegium Amacaense|Amacai|Macaum|Amaccao|Macan Amacaense|Amacaense|Amacaense|Amacaensi|Amacaensi|Amacaensis|Amacaensis|Amacai|Amacai|Amacaum|Amacaum|Amacusa|Amacusae|Amacusae|Amacusae|Domus Amacusensis|Collegium et Domus probationis Amacusensis|COLLEGIO MACAENSI|Collegio Machaoensi|Collegio Machaoensi|Collegio Machaoensi|Macai|Macai|Machao|Makan|Makau|Macao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Macazaric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acazarica|Macazarica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lac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alaca|Malacae|Malacam|Malacam|Malacensi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lucas Insula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alucas Insulas|Malucas Insulas|Malucis|Malucis|Maluci</text:p>
          </table:table-cell>
          <table:table-cell office:value-type="string">
            <text:p>ELA_TEI/TESTI DEF/3. JAP/ELA_2_2_montefusculus_acta_congregationis_1650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nil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anilȩ|Manila|Manilae|provincia Manilensi|Manilensis|Manilensem|Manilam|Manillae|Manilensi|Manilano Collegio|Manilano Collegio|Manilano Collegio|Manilano Collegio|Residentia Meacoensis|Meacoensis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urum mare 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mare Nigrum|mare Nigrum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eacoensis Residentia 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Residentia Meacoensis|Meacoensis</text:p>
          </table:table-cell>
          <table:table-cell office:value-type="string">
            <text:p>ELA_TEI/TESTI DEF/4. PRIMARY/ELA_3_2_valignanus_catechismus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edorum Imperium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edorum|imperio Medorum|imperium Medorum|Imperium Medorum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eridi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eridin|Meridin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Miyak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eacoensi|Miyako|Miaco</text:p>
          </table:table-cell>
          <table:table-cell office:value-type="string">
            <text:p>ELA_TEI/TESTI DEF/3. JAP/ELA_2_2_depolanco_anotaciones_sobre_las_misiones_1558.xml|ELA_TEI/TESTI DEF/3. JAP/ELA_2_2_cathalogus_domorum_19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olin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olina|Molina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oluca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Islas del Moro|Molucas|Moluka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Monte Maiore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onte Maiore|Monte Maiore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Motin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otina|Motina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8" office:value-type="string">
            <text:p>Mu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us|Mu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Musul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874609</text:p>
          </table:table-cell>
          <table:table-cell table:style-name="ce8"/>
          <table:table-cell table:style-name="ce8" office:value-type="string">
            <text:p>Musul|Musul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yòke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Myòken|Meoquen</text:p>
          </table:table-cell>
          <table:table-cell office:value-type="string">
            <text:p>ELA_TEI/TESTI DEF/1. SINICA/ELA_2_2_majorica_indiculus_alphabeticus_1654.xml|ELA_TEI/TESTI DEF/1. SINICA/ELA_2_2_majorica_tertius_catalogus_provinciae_japonica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agasaqu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Nagasaqui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agat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Nagàto|Nagato</text:p>
          </table:table-cell>
          <table:table-cell office:value-type="string">
            <text:p>ELA_TEI/TESTI DEF/3. JAP/ELA_2_2_valignanus_catalogus_159301.xml|ELA_TEI/TESTI DEF/3. JAP/ELA_2_2_cathalogus_domorum_19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angasac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Nangasaci|Nangasaci|Nangasaqui|domo Nanguaçaquensi|Residentia Nangasaquensis|Nangasaquensi|Domus Nanguasaquensis|Residentia Nangasaquensis|portu Nanguaçaquensi|portu Nanguaçaquensi||Nangasaquensi|Domus Nangasaquensis|Nangasaquensi!Residentia Nangasaquensis|Nangasaquensi</text:p>
          </table:table-cell>
          <table:table-cell office:value-type="string">
            <text:p>ELA_TEI/TESTI DEF/3. JAP/ELA_2_2_cathalogus_domorum_19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anking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799962/</text:p>
          </table:table-cell>
          <table:table-cell table:style-name="ce8"/>
          <table:table-cell table:style-name="ce8" office:value-type="string">
            <text:p>Nanking|Nanchin|Nankinensi|Chilenfo</text:p>
          </table:table-cell>
          <table:table-cell office:value-type="string">
            <text:p>ELA_TEI/TESTI DEF/1. SINICA/ELA_2_2_ibanez_brevis_relatio.xml|ELA_TEI/TESTI DEF/1. SINICA/ELA_2_2_augustinusapaschalis_epistola_16891211.xml|ELA_TEI/TESTI DEF/3. JAP/ELA_2_2_catalogus_provinciae_philippinarum_16180720.xml|ELA_TEI/TESTI DEF/3. JAP/ELA_2_0_de_ledesma_catalogus_16190220.xml|ELA_TEI/TESTI DEF/1. SINICA/ELA_2_2_bonaventura_ibanez_epistola_ad_episcopos_tunkinenses_1674.xml|ELA_TEI/TESTI DEF/1. SINICA/ELA_2_2_augustinusapaschali_epistola_16841215.xml|ELA_TEI/TESTI DEF/1. SINICA/ELA_2_2_bonaventura_ibanez_epistola_ad_cardinales_iulio1672.xml|ELA_TEI/TESTI DEF/1. SINICA/ELA_2_2_augustinus_paschalis_responsum_1689113030.xml|ELA_TEI/TESTI DEF/3. JAP/ELA_2_2_de_ledesma_catalogus_1615.xml|ELA_TEI/TESTI DEF/1. SINICA/ELA_2_2_bonaventura_ibanez_epistola_ad_cardinales_167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eapolis 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Neapolitanus|Regno Neapolitano|regno Neapolitan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Nova Hispan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Novam Hispaniam|Novam Hispaniam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ucin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Nucina|Nucina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Oka-j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Oka-jo|Voca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Omur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Omura|Omurae</text:p>
          </table:table-cell>
          <table:table-cell office:value-type="string">
            <text:p>ELA_TEI/TESTI DEF/1. SINICA/ELA_2_2_augustinus_paschalis_responsa_168903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Orn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Ornam|Orna</text:p>
          </table:table-cell>
          <table:table-cell office:value-type="string">
            <text:p>ELA_TEI/TESTI DEF/3. JAP/ELA_2_2_valignanus_catalogus_159301.xml|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Oyan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Oyano|Voyanensi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Ozac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Ozaca</text:p>
          </table:table-cell>
          <table:table-cell office:value-type="string">
            <text:p>ELA_TEI/TESTI DEF/3. JAP/ELA_2_2_depolanco_anotaciones_sobre_las_misiones_155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alaestin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prouincia Palestinae|Palestinae|Palestina</text:p>
          </table:table-cell>
          <table:table-cell office:value-type="string">
            <text:p>ELA_TEI/TESTI DEF/3. JAP/ELA_2_2_saverius_a_loyola_15480120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aperth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Paperth|Paperth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ersae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130758</text:p>
          </table:table-cell>
          <table:table-cell table:style-name="ce8"/>
          <table:table-cell table:style-name="ce8" office:value-type="string">
            <text:p>Persae|provincia Persarum|Persas|Persarum|Persia|Persie|Persya</text:p>
          </table:table-cell>
          <table:table-cell office:value-type="string">
            <text:p>ELA_TEI/TESTI DEF/3. JAP/ELA_2_0_primus_catalogus_provinciae_philippinarum_162105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erus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Perusini Conventus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hilippina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insulas Philippinas|insulas Philippinas|insulis Philippinis|insulas Philippinas|insulas Philippinas|insulis Philippinis|Philippinis|Philippini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Polon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798544/</text:p>
          </table:table-cell>
          <table:table-cell table:style-name="ce8"/>
          <table:table-cell table:style-name="ce8" office:value-type="string">
            <text:p>Poloniam|Polonia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ontus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mare Pontum|mare Pontum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ortugalliae provinciae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provinciae Portugalliae|provinciae Portugalliae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Praga</text:p>
          </table:table-cell>
          <table:table-cell table:style-name="ce8" office:value-type="string">
            <text:p>placeName</text:p>
          </table:table-cell>
          <table:table-cell table:style-name="ce11" office:value-type="string">
            <text:p><text:span text:style-name="T6"><text:a xlink:href="https://www.geonames.org/3067696">https://www.geonames.org/3067696</text:a></text:span></text:p>
          </table:table-cell>
          <table:table-cell table:style-name="ce8"/>
          <table:table-cell table:style-name="ce8" office:value-type="string">
            <text:p>PRAGAE|PRAGAE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unicall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Punicalli|Punicalli</text:p>
          </table:table-cell>
          <table:table-cell office:value-type="string">
            <text:p>ELA_TEI/TESTI DEF/3. JAP/ELA_2_2_cathalogus_domorum_19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Quangtung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Quangtung|Quangtung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Rehno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Rehno|Rehno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Rom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423025</text:p>
          </table:table-cell>
          <table:table-cell table:style-name="ce8"/>
          <table:table-cell table:style-name="ce8" office:value-type="string">
            <text:p>Sedem Apostolicam|S. Sedi|Sedes Apostolica|Sede Apostolica|S. Sedem Apostolicam|Romae|S. Sede|Sedis Apostolicae|Sedemque Apostolicam|Sedis Apostolice romane|S. Sedes|Sedis Apostolicȩ|Sedis Apostolicȩ|Roma|S. Sede Apostolica|S. Sedis|Romam|Sedi Appostolicȩ|Sedi Apostolicae|Sedi Apostolicȩ|ROMÆ|Rome|S. Sedes|Rome|Apostolicae Sedis|Apostolicae Sedis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usc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Ruscia|Ruscie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ka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acay|Sakai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lsetanae regioni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regionis Salsetanae|regionis Salsetanae|Salutiensis|Salutiensis|Salsetanam Regionem|Salsetanam Regionem|Salsetanae|Salsetanae</text:p>
          </table:table-cell>
          <table:table-cell office:value-type="string">
            <text:p>ELA_TEI/TESTI DEF/1. SINICA/ELA_2_2_bonaventura_ibanez_epistola_ad_cardinales_iulio167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ncto Petro de [Torrados]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ancto Petro de [Torrados]|Sancto Petro de [Torrados]</text:p>
          </table:table-cell>
          <table:table-cell office:value-type="string">
            <text:p>ELA_TEI/confucioferrer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ra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aray|Sara|Sarai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raichik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araichik|Saraschuk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clavoni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clavoniam|Sclavonia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Setchoa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etchoan|Çuchuen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evasti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evastio|Sevastio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Shik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hiki|Xiquensis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himabar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imabarensem|Shimabara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him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imo|Shimo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himonosek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imonoxequi|Shimonoseki</text:p>
          </table:table-cell>
          <table:table-cell office:value-type="string">
            <text:p>ELA_TEI/TESTI DEF/4. PRIMARY/ELA_3_2_valignanus_catechismus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ie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iei|Siei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iguntinae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diaecesis Siguntinae|diaecesis Siguntinae</text:p>
          </table:table-cell>
          <table:table-cell office:value-type="string">
            <text:p>ELA_TEI/TESTI DEF/1. SINICA/ELA_2_2_paschalisdavictoria_epistola.xml|ELA_TEI/TESTI DEF/5. altri_archivi/UNIVE_3_1_polus_milione.xml|ELA_TEI/TESTI DEF/1. SINICA/ELA_2_2_iohannesdemontecorvino_epistula3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ilan 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residentia Silan|residentia Silan</text:p>
          </table:table-cell>
          <table:table-cell office:value-type="string">
            <text:p>ELA_TEI/TESTI DEF/1. SINICA/ELA_2_2_andreasdeperus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ilangl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domo Silang|domo Silang</text:p>
          </table:table-cell>
          <table:table-cell office:value-type="string">
            <text:p>ELA_TEI/TESTI DEF/1. SINICA/ELA_2_2_bonaventura_ibanez_epistola_ad_cardinales_iulio1672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inae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inae|Sinae|Sinarum|Sinarum|Sinarum imperio|Sinarum imperio|Sinarum regno|Sinarum regno|sinico regno|Sinas|Sinas|Sinensis|Sinensis|Sinensi Imperio|Sinensi Imperio|sinico imperio|Viceprovinciae|Synis|Synis|Synas|Synas Sinarum|Viceprovinciae Sinensis|Viceprovinciam Sinensem|regno Sinarum|regno Sinarum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8" office:value-type="string">
            <text:p>Soticar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oticara|Soticara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Suchue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uchuen|Suchuen</text:p>
          </table:table-cell>
          <table:table-cell office:value-type="string">
            <text:p>ELA_TEI/TESTI DEF/3. JAP/ELA_2_2_lainez_normas_155807.xml|ELA_TEI/TESTI DEF/2. INDICA/ELA_2_2_ignatius_de_loyola_p_francisco_xaverio_10_oct_1549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umot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umoto|Sumotensi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Suolista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uolistan|Suolistan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Suw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Suvó|Suwo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Tabriz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430344981</text:p>
          </table:table-cell>
          <table:table-cell table:style-name="ce8"/>
          <table:table-cell table:style-name="ce8" office:value-type="string">
            <text:p>Tabrīz|Thaurisium|Thaurisio</text:p>
          </table:table-cell>
          <table:table-cell office:value-type="string">
            <text:p>ELA_TEI/TESTI DEF/3. JAP/ELA_2_2_depolanco_anotaciones_sobre_las_misiones_155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acazuqu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acazuqui</text:p>
          </table:table-cell>
          <table:table-cell office:value-type="string">
            <text:p>ELA_TEI/TESTI DEF/1. SINICA/ELA_2_2_augustinus_paschalis_responsa_168903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ahan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ahani|Tahani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ana (Asov)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ana (Asov)|Thanam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Tanais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Thanais|Thanais</text:p>
          </table:table-cell>
          <table:table-cell office:value-type="string">
            <text:p>ELA_TEI/TESTI DEF/1. SINICA/ELA_2_2_benedictuspolonu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hartarorum Imperium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897854</text:p>
          </table:table-cell>
          <table:table-cell table:style-name="ce8"/>
          <table:table-cell table:style-name="ce8" office:value-type="string">
            <text:p>Thartarorum|Imperium Thartarorum|Tartarie|Tartarie|imperii Tartarorum|Tartaria|imperia Tartarorum|imperio Tartarorum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haurisium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hauris|Thauris!Taurisium, <text:s/>Tauris, Taurinum, Tabriz</text:p>
          </table:table-cell>
          <table:table-cell office:value-type="string">
            <text:p>ELA_TEI/TESTI DEF/1. SINICA/ELA_2_2_ibanez_brevis_relat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hori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horis|Thoris</text:p>
          </table:table-cell>
          <table:table-cell office:value-type="string">
            <text:p>ELA_TEI/TESTI DEF/4. PRIMARY/ELA_2_2_valignanus_epistula_de_martir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igris</text:p>
          </table:table-cell>
          <table:table-cell table:style-name="ce8" office:value-type="string">
            <text:p>geogName</text:p>
          </table:table-cell>
          <table:table-cell table:style-name="ce8" office:value-type="string">
            <text:p>https://pleiades.stoa.org/places/912964</text:p>
          </table:table-cell>
          <table:table-cell table:style-name="ce8"/>
          <table:table-cell table:style-name="ce8" office:value-type="string">
            <text:p>Tigris|Tigris</text:p>
          </table:table-cell>
          <table:table-cell office:value-type="string">
            <text:p>ELA_TEI/TESTI DEF/4. PRIMARY/ELA_2_2_valignanus_epistula_de_martir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okitsu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oquiççuquensem|Tokitsu</text:p>
          </table:table-cell>
          <table:table-cell office:value-type="string">
            <text:p>ELA_TEI/TESTI DEF/4. PRIMARY/ELA_2_2_valignanus_epistula_de_martiri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orres Vedra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orres Vedras|Torres Vedras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rapesund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rapesunda|Trapesunda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sukum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sukumi|Zucumi</text:p>
          </table:table-cell>
          <table:table-cell office:value-type="string">
            <text:p>ELA_TEI/TESTI DEF/1. SINICA/ELA_2_2_paschalisdavictoria_epistola.xml|ELA_TEI/TESTI DEF/1. SINICA/ELA_2_2_iohannesdemontecorvino_epistula3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sunokun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sunokuni|Zunocuni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unocai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Tunocain|Tunocain</text:p>
          </table:table-cell>
          <table:table-cell office:value-type="string">
            <text:p>ELA_TEI/TESTI DEF/1. SINICA/ELA_2_2_paschalisdavictoria_epistola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urky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www.geonames.org/298795/</text:p>
          </table:table-cell>
          <table:table-cell table:style-name="ce8"/>
          <table:table-cell table:style-name="ce8" office:value-type="string">
            <text:p>Turcia|Turkyam|Turkya|Turquiam|Turkya|Turchia|Turcia|Turquiam|Turkya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Ulysippone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Ulysipponensis|UlysippoUlponensisnensi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Ural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Iarach|Iarach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Urbevetanus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Urbevetanus|Urbevetanu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Urgandj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Urganth|Urganthum|Urgandj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Usuqu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Usuqui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asor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Vasora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atuk mare</text:p>
          </table:table-cell>
          <table:table-cell table:style-name="ce8" office:value-type="string">
            <text:p>geogName</text:p>
          </table:table-cell>
          <table:table-cell table:style-name="ce8" table:number-columns-repeated="2"/>
          <table:table-cell table:style-name="ce8" office:value-type="string">
            <text:p>Vatuk|Vatuk</text:p>
          </table:table-cell>
          <table:table-cell office:value-type="string">
            <text:p>ELA_TEI/confucioferrero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enetiae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818739154</text:p>
          </table:table-cell>
          <table:table-cell table:style-name="ce8"/>
          <table:table-cell table:style-name="ce8" office:value-type="string">
            <text:p>Venetiae|Venetiis|Veneciarum civis|Veneciarum civis|Veneciarum civis</text:p>
          </table:table-cell>
          <table:table-cell office:value-type="string">
            <text:p>ELA_TEI/TESTI DEF/3. JAP/ELA_2_0_de_ledesma_catalogus_16190220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olga</text:p>
          </table:table-cell>
          <table:table-cell table:style-name="ce8" office:value-type="string">
            <text:p>geogName</text:p>
          </table:table-cell>
          <table:table-cell table:style-name="ce8" office:value-type="string">
            <text:p>https://pleiades.stoa.org/places/834296</text:p>
          </table:table-cell>
          <table:table-cell table:style-name="ce8"/>
          <table:table-cell table:style-name="ce8" office:value-type="string">
            <text:p>Volga|Volga</text:p>
          </table:table-cell>
          <table:table-cell office:value-type="string">
            <text:p>ELA_TEI/TESTI DEF/3. JAP/ELA_2_2_catalogus_provinciae_philippinarum_16180720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oyan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Voyano|Voyanensi|Seminarium Voyanense</text:p>
          </table:table-cell>
          <table:table-cell office:value-type="string">
            <text:p>ELA_TEI/TESTI DEF/3. JAP/ELA_2_2_catalogus_brevis_personarum_et_supplementu_161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ozaca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Vozaca</text:p>
          </table:table-cell>
          <table:table-cell office:value-type="string">
            <text:p>ELA_TEI/TESTI DEF/1. SINICA/ELA_2_2_augustinusapaschali_epistola_16841215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Wratislavia</text:p>
          </table:table-cell>
          <table:table-cell table:style-name="ce8" office:value-type="string">
            <text:p>placeName</text:p>
          </table:table-cell>
          <table:table-cell table:style-name="ce8" office:value-type="string">
            <text:p>https://pleiades.stoa.org/places/128475</text:p>
          </table:table-cell>
          <table:table-cell table:style-name="ce8"/>
          <table:table-cell table:style-name="ce8" office:value-type="string">
            <text:p>Wratislavia</text:p>
          </table:table-cell>
          <table:table-cell office:value-type="string">
            <text:p>ELA_TEI/TESTI DEF/3. JAP/ELA_2_2_valignanus_catalogus_159301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Xanha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anhai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Xauchinum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auchinum|Xauchinum</text:p>
          </table:table-cell>
          <table:table-cell office:value-type="string">
            <text:p>ELA_TEI/TESTI DEF/3. JAP/ELA_2_2_primus_catalogus_jap_1654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Ximum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Ximum|Ximovarensis Residentia</text:p>
          </table:table-cell>
          <table:table-cell office:value-type="string">
            <text:p>ELA_TEI/TESTI DEF/1. SINICA/ELA_2_2_augustinus_paschalis_responsum_1689113030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Yamaguchi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Yamagucci|Yamaguchi|Yamanguchi|Yamanguchensi</text:p>
          </table:table-cell>
          <table:table-cell office:value-type="string">
            <text:p>ELA_TEI/TESTI DEF/5. altri_archivi/UNIVE_3_1_polus_milione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Yamashiro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Yamashiro|regno Yamaxiro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Yanghikend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Yanghikend|Iankynt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Yú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Yú</text:p>
          </table:table-cell>
          <table:table-cell office:value-type="string">
            <text:p>ELA_TEI/TESTI DEF/3. JAP/ELA_2_2_catalogo_para_claudio_aqua_viva_1588.xm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Yunnan</text:p>
          </table:table-cell>
          <table:table-cell table:style-name="ce8" office:value-type="string">
            <text:p>placeName</text:p>
          </table:table-cell>
          <table:table-cell table:style-name="ce8" table:number-columns-repeated="2"/>
          <table:table-cell table:style-name="ce8" office:value-type="string">
            <text:p>Iunnan|Yunnan</text:p>
          </table:table-cell>
          <table:table-cell office:value-type="string">
            <text:p>ELA_TEI/confucioferrero.xm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it" fo:country="IT" style:font-name-asian="Bitstream Vera Sans" style:language-asian="ja" style:country-asian="JP" style:font-name-complex="Bitstream Vera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able-cell-properties style:rotation-align="none"/>
      <style:text-properties style:font-name="Arial" style:font-name-asian="TakaoPGothic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17/02/2020</text:date>, <text:time>23.15.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ame1_20_csv" style:display-name="PageStyle_personName1 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me1_20_newStyle" style:display-name="PageStyle_personName1 new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02:40:28</meta:creation-date>
    <dc:creator>Francesco Garosi</dc:creator>
    <dc:date>2020-02-17T23:15:36</dc:date>
    <meta:editing-cycles>2</meta:editing-cycles>
    <meta:editing-duration>PT7M36S</meta:editing-duration>
    <meta:generator>OpenOffice/4.1.7$Unix OpenOffice.org_project/417m1$Build-9800</meta:generator>
    <meta:document-statistic meta:table-count="1" meta:cell-count="2263" meta:object-count="0"/>
  </office:meta>
</office:document-meta>
</file>